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2.4361in" fo:margin-left="0.959in" table:align="left"/>
    </style:style>
    <style:style style:name="Table3.A" style:family="table-column">
      <style:table-column-properties style:column-width="2.4361in"/>
    </style:style>
    <style:style style:name="Table3.1" style:family="table-row">
      <style:table-row-properties style:min-row-height="0.625in"/>
    </style:style>
    <style:style style:name="Table3.A1" style:family="table-cell">
      <style:table-cell-properties style:vertical-align="" style:border-line-width="0.0049in 0.0049in 0.0049in" fo:padding="0.0382in" fo:border="1.05pt double #000000"/>
    </style:style>
    <style:style style:name="Table4" style:family="table">
      <style:table-properties style:width="2.0597in" fo:margin-left="-0.0174in" table:align="left"/>
    </style:style>
    <style:style style:name="Table4.A" style:family="table-column">
      <style:table-column-properties style:column-width="2.0597in"/>
    </style:style>
    <style:style style:name="Table4.1" style:family="table-row">
      <style:table-row-properties style:min-row-height="0.625in"/>
    </style:style>
    <style:style style:name="Table4.A1" style:family="table-cell">
      <style:table-cell-properties style:vertical-align="" style:border-line-width="0.0049in 0.0049in 0.0049in" fo:padding="0.0382in" fo:border="1.05pt double #000000"/>
    </style:style>
    <style:style style:name="Table5" style:family="table">
      <style:table-properties style:width="1.5in" fo:margin-left="-0.0174in" table:align="left"/>
    </style:style>
    <style:style style:name="Table5.A" style:family="table-column">
      <style:table-column-properties style:column-width="1.5in"/>
    </style:style>
    <style:style style:name="Table5.1" style:family="table-row">
      <style:table-row-properties style:min-row-height="0.625in"/>
    </style:style>
    <style:style style:name="Table5.A1" style:family="table-cell">
      <style:table-cell-properties style:vertical-align="" style:border-line-width="0.0049in 0.0049in 0.0049in" fo:padding="0.0382in" fo:border="1.05pt double #000000"/>
    </style:style>
    <style:style style:name="Table6" style:family="table">
      <style:table-properties style:width="1.5in" fo:margin-left="-0.0174in" table:align="left"/>
    </style:style>
    <style:style style:name="Table6.A" style:family="table-column">
      <style:table-column-properties style:column-width="1.5in"/>
    </style:style>
    <style:style style:name="Table6.1" style:family="table-row">
      <style:table-row-properties style:min-row-height="0.625in"/>
    </style:style>
    <style:style style:name="Table6.A1" style:family="table-cell">
      <style:table-cell-properties style:vertical-align="" style:border-line-width="0.0049in 0.0049in 0.0049in" fo:padding="0.0382in" fo:border="1.05pt double #000000"/>
    </style:style>
    <style:style style:name="Table7" style:family="table">
      <style:table-properties style:width="1.5in" fo:margin-left="-0.0174in" table:align="left"/>
    </style:style>
    <style:style style:name="Table7.A" style:family="table-column">
      <style:table-column-properties style:column-width="1.5in"/>
    </style:style>
    <style:style style:name="Table7.1" style:family="table-row">
      <style:table-row-properties style:min-row-height="0.625in"/>
    </style:style>
    <style:style style:name="Table7.A1" style:family="table-cell">
      <style:table-cell-properties style:vertical-align="" style:border-line-width="0.0049in 0.0049in 0.0049in" fo:padding="0.0382in" fo:border="1.05pt double #000000"/>
    </style:style>
    <style:style style:name="Table8" style:family="table">
      <style:table-properties style:width="1.5in" fo:margin-left="-0.0174in" table:align="left"/>
    </style:style>
    <style:style style:name="Table8.A" style:family="table-column">
      <style:table-column-properties style:column-width="1.5in"/>
    </style:style>
    <style:style style:name="Table8.1" style:family="table-row">
      <style:table-row-properties style:min-row-height="0.625in"/>
    </style:style>
    <style:style style:name="Table8.A1" style:family="table-cell">
      <style:table-cell-properties style:vertical-align="" style:border-line-width="0.0049in 0.0049in 0.0049in" fo:padding="0.0382in" fo:border="1.05pt double #000000"/>
    </style:style>
    <style:style style:name="Table9" style:family="table">
      <style:table-properties style:width="1.5in" fo:margin-left="-0.0174in" table:align="left"/>
    </style:style>
    <style:style style:name="Table9.A" style:family="table-column">
      <style:table-column-properties style:column-width="1.5in"/>
    </style:style>
    <style:style style:name="Table9.1" style:family="table-row">
      <style:table-row-properties style:min-row-height="0.625in"/>
    </style:style>
    <style:style style:name="Table9.A1" style:family="table-cell">
      <style:table-cell-properties style:vertical-align="" style:border-line-width="0.0049in 0.0049in 0.0049in" fo:padding="0.0382in" fo:border="1.05pt double #000000"/>
    </style:style>
    <style:style style:name="Table10" style:family="table">
      <style:table-properties style:width="1.5in" fo:margin-left="-0.0174in" table:align="left"/>
    </style:style>
    <style:style style:name="Table10.A" style:family="table-column">
      <style:table-column-properties style:column-width="1.5in"/>
    </style:style>
    <style:style style:name="Table10.1" style:family="table-row">
      <style:table-row-properties style:min-row-height="0.625in"/>
    </style:style>
    <style:style style:name="Table10.A1" style:family="table-cell">
      <style:table-cell-properties style:vertical-align="" style:border-line-width="0.0049in 0.0049in 0.0049in" fo:padding="0.0382in" fo:border="1.05pt double #000000"/>
    </style:style>
    <style:style style:name="Table15" style:family="table">
      <style:table-properties style:width="1.5in" fo:margin-left="-0.0174in" table:align="left"/>
    </style:style>
    <style:style style:name="Table15.A" style:family="table-column">
      <style:table-column-properties style:column-width="1.5in"/>
    </style:style>
    <style:style style:name="Table15.1" style:family="table-row">
      <style:table-row-properties style:min-row-height="0.625in"/>
    </style:style>
    <style:style style:name="Table15.A1" style:family="table-cell">
      <style:table-cell-properties style:vertical-align="" style:border-line-width="0.0049in 0.0049in 0.0049in" fo:padding="0.0382in" fo:border="1.05pt double #000000"/>
    </style:style>
    <style:style style:name="Table12" style:family="table">
      <style:table-properties style:width="1.5in" fo:margin-left="-0.0174in" table:align="left"/>
    </style:style>
    <style:style style:name="Table12.A" style:family="table-column">
      <style:table-column-properties style:column-width="1.5in"/>
    </style:style>
    <style:style style:name="Table12.1" style:family="table-row">
      <style:table-row-properties style:min-row-height="0.625in"/>
    </style:style>
    <style:style style:name="Table12.A1" style:family="table-cell">
      <style:table-cell-properties style:vertical-align="" style:border-line-width="0.0049in 0.0049in 0.0049in" fo:padding="0.0382in" fo:border="1.05pt double #000000"/>
    </style:style>
    <style:style style:name="Table16" style:family="table">
      <style:table-properties style:width="1.5in" fo:margin-left="-0.0174in" table:align="left"/>
    </style:style>
    <style:style style:name="Table16.A" style:family="table-column">
      <style:table-column-properties style:column-width="1.5in"/>
    </style:style>
    <style:style style:name="Table16.1" style:family="table-row">
      <style:table-row-properties style:min-row-height="0.625in"/>
    </style:style>
    <style:style style:name="Table16.A1" style:family="table-cell">
      <style:table-cell-properties style:vertical-align="" style:border-line-width="0.0049in 0.0049in 0.0049in" fo:padding="0.0382in" fo:border="1.05pt double #000000"/>
    </style:style>
    <style:style style:name="Table1" style:family="table">
      <style:table-properties style:width="6.6931in" fo:break-before="auto" fo:break-after="auto" table:align="margins"/>
    </style:style>
    <style:style style:name="Table1.A" style:family="table-column">
      <style:table-column-properties style:column-width="1.1153in" style:rel-column-width="10920*"/>
    </style:style>
    <style:style style:name="Table1.C" style:family="table-column">
      <style:table-column-properties style:column-width="1.116in" style:rel-column-width="10927*"/>
    </style:style>
    <style:style style:name="Table1.D" style:family="table-column">
      <style:table-column-properties style:column-width="0.9597in" style:rel-column-width="9397*"/>
    </style:style>
    <style:style style:name="Table1.E" style:family="table-column">
      <style:table-column-properties style:column-width="0.9271in" style:rel-column-width="9077*"/>
    </style:style>
    <style:style style:name="Table1.F" style:family="table-column">
      <style:table-column-properties style:column-width="1.4597in" style:rel-column-width="1429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2" style:family="table-row">
      <style:table-row-properties style:min-row-height="0.1951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1604in"/>
    </style:style>
    <style:style style:name="Table1.5" style:family="table-row">
      <style:table-row-properties style:min-row-height="0.4222in"/>
    </style:style>
    <style:style style:name="Table1.6" style:family="table-row">
      <style:table-row-properties style:min-row-height="0.2792in"/>
    </style:style>
    <style:style style:name="Table1.8" style:family="table-row">
      <style:table-row-properties style:min-row-height="0.625in"/>
    </style:style>
    <style:style style:name="Table1.17" style:family="table-row">
      <style:table-row-properties style:min-row-height="0.2882in"/>
    </style:style>
    <style:style style:name="Table1.20" style:family="table-row">
      <style:table-row-properties style:min-row-height="0.4389in"/>
    </style:style>
    <style:style style:name="Table1.21" style:family="table-row">
      <style:table-row-properties style:min-row-height="0.3125in"/>
    </style:style>
    <style:style style:name="Table1.23" style:family="table-row">
      <style:table-row-properties style:min-row-height="0.434in"/>
    </style:style>
    <style:style style:name="Table1.24" style:family="table-row">
      <style:table-row-properties style:min-row-height="0.3715in"/>
    </style:style>
    <style:style style:name="Table1.26" style:family="table-row">
      <style:table-row-properties style:min-row-height="0.3382in"/>
    </style:style>
    <style:style style:name="Table1.27" style:family="table-row">
      <style:table-row-properties style:min-row-height="0.1236in"/>
    </style:style>
    <style:style style:name="Table1.30" style:family="table-row">
      <style:table-row-properties style:min-row-height="0.1639in"/>
    </style:style>
    <style:style style:name="Table13" style:family="table">
      <style:table-properties style:width="1.384in" fo:margin-top="0in" fo:margin-bottom="0in" table:align="margins"/>
    </style:style>
    <style:style style:name="Table13.A" style:family="table-column">
      <style:table-column-properties style:column-width="1.384in" style:rel-column-width="65535*"/>
    </style:style>
    <style:style style:name="Table13.1" style:family="table-row">
      <style:table-row-properties style:min-row-height="0.3403in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1.384in" table:align="margins"/>
    </style:style>
    <style:style style:name="Table14.A" style:family="table-column">
      <style:table-column-properties style:column-width="1.384in" style:rel-column-width="65535*"/>
    </style:style>
    <style:style style:name="Table14.1" style:family="table-row">
      <style:table-row-properties style:min-row-height="0.3403in"/>
    </style:style>
    <style:style style:name="Table14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7486in" fo:margin-left="-0.075in" fo:margin-top="0in" fo:margin-bottom="0in" table:align="left" style:writing-mode="lr-tb"/>
    </style:style>
    <style:style style:name="Table11.A" style:family="table-column">
      <style:table-column-properties style:column-width="3.3771in"/>
    </style:style>
    <style:style style:name="Table11.B" style:family="table-column">
      <style:table-column-properties style:column-width="3.3715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1" officeooo:rsid="00025e87" officeooo:paragraph-rsid="00025e87"/>
    </style:style>
    <style:style style:name="P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Times New Roman1" officeooo:rsid="003e4075" officeooo:paragraph-rsid="003e4075"/>
    </style:style>
    <style:style style:name="P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Times New Roman1" officeooo:rsid="003e4075" officeooo:paragraph-rsid="003f826f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025e87" officeooo:paragraph-rsid="00025e87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paragraph-rsid="003f826f"/>
    </style:style>
    <style:style style:name="P6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officeooo:rsid="0003c95a" officeooo:paragraph-rsid="0007b552"/>
    </style:style>
    <style:style style:name="P7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officeooo:rsid="0003c95a" officeooo:paragraph-rsid="000f130a"/>
    </style:style>
    <style:style style:name="P8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officeooo:rsid="0003c95a" officeooo:paragraph-rsid="001404bc"/>
    </style:style>
    <style:style style:name="P9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officeooo:rsid="0003c95a" officeooo:paragraph-rsid="00149a8c"/>
    </style:style>
    <style:style style:name="P10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officeooo:rsid="0003c95a" officeooo:paragraph-rsid="001929ae"/>
    </style:style>
    <style:style style:name="P11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officeooo:rsid="0003c95a" officeooo:paragraph-rsid="001bc9f3"/>
    </style:style>
    <style:style style:name="P12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officeooo:rsid="0003c95a" officeooo:paragraph-rsid="000b8f2a"/>
    </style:style>
    <style:style style:name="P13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07b552"/>
    </style:style>
    <style:style style:name="P14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648516"/>
    </style:style>
    <style:style style:name="P15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771607"/>
    </style:style>
    <style:style style:name="P16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d3f2f" officeooo:paragraph-rsid="000b8f2a"/>
    </style:style>
    <style:style style:name="P17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d3f2f" officeooo:paragraph-rsid="001404bc"/>
    </style:style>
    <style:style style:name="P18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d3f2f" officeooo:paragraph-rsid="001929ae"/>
    </style:style>
    <style:style style:name="P19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d3f2f" officeooo:paragraph-rsid="001bc9f3"/>
    </style:style>
    <style:style style:name="P20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5a28c7" officeooo:paragraph-rsid="005a28c7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officeooo:paragraph-rsid="003f826f" style:font-size-asian="12pt" style:font-name-complex="Times New Roman2" style:font-size-complex="12pt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officeooo:paragraph-rsid="003f826f" style:font-size-asian="12pt" style:font-name-complex="Times New Roman2" style:font-size-complex="12pt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officeooo:rsid="00424565" officeooo:paragraph-rsid="00424565" style:font-size-asian="12pt" style:font-name-complex="Times New Roman2" style:font-size-complex="12pt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officeooo:paragraph-rsid="003f826f" style:font-name-asian="Times New Roman2" style:font-size-asian="12pt" style:font-name-complex="Times New Roman2" style:font-size-complex="12pt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super 58%" style:font-name="Times New Roman" fo:font-size="12pt" officeooo:paragraph-rsid="003f826f" style:font-name-asian="Times New Roman2" style:font-size-asian="12pt" style:font-name-complex="Times New Roman2" style:font-size-complex="12pt"/>
    </style:style>
    <style:style style:name="P26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1ec323" officeooo:paragraph-rsid="001ec323" style:font-size-asian="10pt" style:font-size-complex="10pt"/>
    </style:style>
    <style:style style:name="P27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26fddf" style:font-size-asian="10pt" style:font-size-complex="10pt"/>
    </style:style>
    <style:style style:name="P28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2a115c" style:font-size-asian="10pt" style:font-size-complex="10pt"/>
    </style:style>
    <style:style style:name="P2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2c52eb" style:font-size-asian="10pt" style:font-size-complex="10pt"/>
    </style:style>
    <style:style style:name="P30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2d9a56" style:font-size-asian="10pt" style:font-size-complex="10pt"/>
    </style:style>
    <style:style style:name="P31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30ea01" style:font-size-asian="10pt" style:font-size-complex="10pt"/>
    </style:style>
    <style:style style:name="P32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376683" style:font-size-asian="10pt" style:font-size-complex="10pt"/>
    </style:style>
    <style:style style:name="P3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388e25" style:font-size-asian="10pt" style:font-size-complex="10pt"/>
    </style:style>
    <style:style style:name="P34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38cc14" style:font-size-asian="10pt" style:font-size-complex="10pt"/>
    </style:style>
    <style:style style:name="P35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379651" style:font-size-asian="10pt" style:font-size-complex="10pt"/>
    </style:style>
    <style:style style:name="P36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5dd743" style:font-size-asian="10pt" style:font-size-complex="10pt"/>
    </style:style>
    <style:style style:name="P37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6d47b1" style:font-size-asian="10pt" style:font-size-complex="10pt"/>
    </style:style>
    <style:style style:name="P38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2089fa" officeooo:paragraph-rsid="00771607" style:font-size-asian="10pt" style:font-size-complex="10pt"/>
    </style:style>
    <style:style style:name="P3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Times New Roman1" fo:font-size="10pt" officeooo:rsid="0033db27" officeooo:paragraph-rsid="0033db27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1" fo:font-size="10pt" officeooo:rsid="001d816c" officeooo:paragraph-rsid="001d816c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1" fo:font-size="10pt" officeooo:rsid="001ec323" officeooo:paragraph-rsid="001ec323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1" fo:font-size="10pt" officeooo:rsid="002089fa" officeooo:paragraph-rsid="002089fa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1" fo:font-size="10pt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1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1" officeooo:paragraph-rsid="004b1f9a"/>
    </style:style>
    <style:style style:name="P46" style:family="paragraph" style:parent-style-name="Table_20_Contents">
      <style:paragraph-properties fo:text-align="center" style:justify-single-word="false"/>
      <style:text-properties officeooo:rsid="003e4075" officeooo:paragraph-rsid="003e4075"/>
    </style:style>
    <style:style style:name="P47" style:family="paragraph" style:parent-style-name="Table_20_Contents">
      <style:paragraph-properties fo:margin-top="0.0791in" fo:margin-bottom="0.0791in" loext:contextual-spacing="false" fo:text-align="center" style:justify-single-word="false"/>
      <style:text-properties style:font-name="Times New Roman1" fo:font-size="10pt" officeooo:rsid="001d816c" officeooo:paragraph-rsid="001d816c" style:font-size-asian="10pt" style:font-size-complex="10pt"/>
    </style:style>
    <style:style style:name="P48" style:family="paragraph" style:parent-style-name="Standard">
      <loext:graphic-properties draw:fill="none"/>
      <style:paragraph-properties fo:margin-left="1.5in" fo:margin-right="0in" fo:text-align="start" style:justify-single-word="false" fo:text-indent="-0.25in" style:auto-text-indent="false" fo:background-color="transparent"/>
      <style:text-properties style:font-name="Times New Roman1" officeooo:rsid="00031e50" officeooo:paragraph-rsid="00031e50"/>
    </style:style>
    <style:style style:name="P49" style:family="paragraph" style:parent-style-name="Standard">
      <loext:graphic-properties draw:fill="none"/>
      <style:paragraph-properties fo:margin-left="1.5in" fo:margin-right="0in" fo:text-align="start" style:justify-single-word="false" fo:text-indent="-0.25in" style:auto-text-indent="false" fo:background-color="transparent"/>
      <style:text-properties style:font-name="Times New Roman1" officeooo:rsid="00037d0c" officeooo:paragraph-rsid="00037d0c"/>
    </style:style>
    <style:style style:name="P50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03c95a"/>
    </style:style>
    <style:style style:name="P51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07b552"/>
    </style:style>
    <style:style style:name="P52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0b8f2a"/>
    </style:style>
    <style:style style:name="P53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0f130a"/>
    </style:style>
    <style:style style:name="P54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1404bc"/>
    </style:style>
    <style:style style:name="P55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149a8c"/>
    </style:style>
    <style:style style:name="P56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1929ae"/>
    </style:style>
    <style:style style:name="P57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1bc9f3"/>
    </style:style>
    <style:style style:name="P58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648516"/>
    </style:style>
    <style:style style:name="P59" style:family="paragraph" style:parent-style-name="Standard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771607"/>
    </style:style>
    <style:style style:name="P60" style:family="paragraph" style:parent-style-name="Standard">
      <loext:graphic-properties draw:fill="none"/>
      <style:paragraph-properties fo:margin-left="1.5618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03c95a"/>
    </style:style>
    <style:style style:name="P61" style:family="paragraph" style:parent-style-name="Standard" style:master-page-name="">
      <loext:graphic-properties draw:fill="none"/>
      <style:paragraph-properties fo:margin-left="1.5618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4b1f9a"/>
    </style:style>
    <style:style style:name="P6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1" officeooo:rsid="001d816c" officeooo:paragraph-rsid="001d816c"/>
    </style:style>
    <style:style style:name="P6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1" officeooo:rsid="00037d0c" officeooo:paragraph-rsid="00037d0c"/>
    </style:style>
    <style:style style:name="P6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1" officeooo:rsid="00037d0c" officeooo:paragraph-rsid="004b1f9a"/>
    </style:style>
    <style:style style:name="P6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1" officeooo:rsid="000d3f2f" officeooo:paragraph-rsid="000b8f2a"/>
    </style:style>
    <style:style style:name="P6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3c95a" officeooo:paragraph-rsid="000b8f2a"/>
    </style:style>
    <style:style style:name="P67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2089fa" style:font-size-asian="10pt" style:font-size-complex="10pt"/>
    </style:style>
    <style:style style:name="P68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2a115c" style:font-size-asian="10pt" style:font-size-complex="10pt"/>
    </style:style>
    <style:style style:name="P69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2c52eb" style:font-size-asian="10pt" style:font-size-complex="10pt"/>
    </style:style>
    <style:style style:name="P70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30ea01" style:font-size-asian="10pt" style:font-size-complex="10pt"/>
    </style:style>
    <style:style style:name="P71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388e25" style:font-size-asian="10pt" style:font-size-complex="10pt"/>
    </style:style>
    <style:style style:name="P72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38cc14" style:font-size-asian="10pt" style:font-size-complex="10pt"/>
    </style:style>
    <style:style style:name="P73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376683" style:font-size-asian="10pt" style:font-size-complex="10pt"/>
    </style:style>
    <style:style style:name="P74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2d9a56" style:font-size-asian="10pt" style:font-size-complex="10pt"/>
    </style:style>
    <style:style style:name="P75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6d47b1" style:font-size-asian="10pt" style:font-size-complex="10pt"/>
    </style:style>
    <style:style style:name="P76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1" fo:font-size="10pt" officeooo:rsid="002089fa" officeooo:paragraph-rsid="00771607" style:font-size-asian="10pt" style:font-size-complex="10pt"/>
    </style:style>
    <style:style style:name="P77" style:family="paragraph" style:parent-style-name="Table_20_Contents">
      <style:paragraph-properties fo:margin-top="0.5146in" fo:margin-bottom="0.5146in" loext:contextual-spacing="false" fo:text-align="center" style:justify-single-word="false"/>
      <style:text-properties style:font-name="Times New Roman1" fo:font-size="10pt" officeooo:rsid="0030ea01" officeooo:paragraph-rsid="0030ea01" style:font-size-asian="10pt" style:font-size-complex="10pt"/>
    </style:style>
    <style:style style:name="P78" style:family="paragraph" style:parent-style-name="Table_20_Contents">
      <style:paragraph-properties fo:margin-top="0.5146in" fo:margin-bottom="0.5146in" loext:contextual-spacing="false" fo:text-align="center" style:justify-single-word="false"/>
      <style:text-properties style:font-name="Times New Roman1" fo:font-size="10pt" officeooo:rsid="00388e25" officeooo:paragraph-rsid="00388e25" style:font-size-asian="10pt" style:font-size-complex="10pt"/>
    </style:style>
    <style:style style:name="P79" style:family="paragraph" style:parent-style-name="Table_20_Contents">
      <style:paragraph-properties fo:margin-top="0.4752in" fo:margin-bottom="0.4752in" loext:contextual-spacing="false" fo:text-align="center" style:justify-single-word="false"/>
      <style:text-properties style:font-name="Times New Roman1" fo:font-size="10pt" officeooo:rsid="002be273" officeooo:paragraph-rsid="00335ac9" style:font-size-asian="10pt" style:font-size-complex="10pt"/>
    </style:style>
    <style:style style:name="P80" style:family="paragraph" style:parent-style-name="Table_20_Contents">
      <style:paragraph-properties fo:margin-top="0.4752in" fo:margin-bottom="0.4752in" loext:contextual-spacing="false" fo:text-align="center" style:justify-single-word="false"/>
      <style:text-properties style:font-name="Times New Roman1" fo:font-size="10pt" officeooo:rsid="002be273" officeooo:paragraph-rsid="0031de2b" style:font-size-asian="10pt" style:font-size-complex="10pt"/>
    </style:style>
    <style:style style:name="P81" style:family="paragraph" style:parent-style-name="Table_20_Contents">
      <style:paragraph-properties fo:margin-top="0.4752in" fo:margin-bottom="0.4752in" loext:contextual-spacing="false" fo:text-align="center" style:justify-single-word="false"/>
      <style:text-properties style:font-name="Times New Roman1" fo:font-size="10pt" officeooo:rsid="002be273" officeooo:paragraph-rsid="00388e25" style:font-size-asian="10pt" style:font-size-complex="10pt"/>
    </style:style>
    <style:style style:name="P82" style:family="paragraph" style:parent-style-name="Table_20_Contents">
      <style:paragraph-properties fo:margin-top="0.4752in" fo:margin-bottom="0.4752in" loext:contextual-spacing="false" fo:text-align="center" style:justify-single-word="false"/>
      <style:text-properties style:font-name="Times New Roman1" fo:font-size="10pt" officeooo:rsid="002089fa" officeooo:paragraph-rsid="002089fa" style:font-size-asian="10pt" style:font-size-complex="10pt"/>
    </style:style>
    <style:style style:name="P83" style:family="paragraph" style:parent-style-name="Table_20_Contents">
      <style:paragraph-properties fo:margin-top="0.3563in" fo:margin-bottom="0.3563in" loext:contextual-spacing="false" fo:text-align="center" style:justify-single-word="false"/>
      <style:text-properties style:font-name="Times New Roman1" fo:font-size="10pt" officeooo:rsid="002a115c" officeooo:paragraph-rsid="002a115c" style:font-size-asian="10pt" style:font-size-complex="10pt"/>
    </style:style>
    <style:style style:name="P84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2be273" officeooo:paragraph-rsid="002be273" style:font-size-asian="10pt" style:font-size-complex="10pt"/>
    </style:style>
    <style:style style:name="P85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2be273" officeooo:paragraph-rsid="0031de2b" style:font-size-asian="10pt" style:font-size-complex="10pt"/>
    </style:style>
    <style:style style:name="P86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2c52eb" officeooo:paragraph-rsid="002c52eb" style:font-size-asian="10pt" style:font-size-complex="10pt"/>
    </style:style>
    <style:style style:name="P87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30ea01" officeooo:paragraph-rsid="0030ea01" style:font-size-asian="10pt" style:font-size-complex="10pt"/>
    </style:style>
    <style:style style:name="P88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379651" officeooo:paragraph-rsid="00379651" style:font-size-asian="10pt" style:font-size-complex="10pt"/>
    </style:style>
    <style:style style:name="P89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3a23b6" officeooo:paragraph-rsid="003a23b6" style:font-size-asian="10pt" style:font-size-complex="10pt"/>
    </style:style>
    <style:style style:name="P90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3a23b6" officeooo:paragraph-rsid="006d47b1" style:font-size-asian="10pt" style:font-size-complex="10pt"/>
    </style:style>
    <style:style style:name="P91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3a23b6" officeooo:paragraph-rsid="00771607" style:font-size-asian="10pt" style:font-size-complex="10pt"/>
    </style:style>
    <style:style style:name="P92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38cc14" officeooo:paragraph-rsid="0038cc14" style:font-size-asian="10pt" style:font-size-complex="10pt"/>
    </style:style>
    <style:style style:name="P93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38cc14" officeooo:paragraph-rsid="006d47b1" style:font-size-asian="10pt" style:font-size-complex="10pt"/>
    </style:style>
    <style:style style:name="P94" style:family="paragraph" style:parent-style-name="Table_20_Contents">
      <style:paragraph-properties fo:margin-top="0.3957in" fo:margin-bottom="0.3957in" loext:contextual-spacing="false" fo:text-align="center" style:justify-single-word="false"/>
      <style:text-properties style:font-name="Times New Roman1" fo:font-size="10pt" officeooo:rsid="0038cc14" officeooo:paragraph-rsid="00771607" style:font-size-asian="10pt" style:font-size-complex="10pt"/>
    </style:style>
    <style:style style:name="P95" style:family="paragraph" style:parent-style-name="Standard" style:list-style-name="L1">
      <style:paragraph-properties fo:text-align="start" style:justify-single-word="false"/>
      <style:text-properties style:font-name="Times New Roman1" officeooo:rsid="00025e87" officeooo:paragraph-rsid="00025e87"/>
    </style:style>
    <style:style style:name="P96" style:family="paragraph" style:parent-style-name="Standard" style:list-style-name="L73">
      <loext:graphic-properties draw:fill="none"/>
      <style:paragraph-properties fo:text-align="start" style:justify-single-word="false" fo:background-color="transparent"/>
      <style:text-properties style:font-name="Times New Roman1" officeooo:rsid="003e4075" officeooo:paragraph-rsid="003e4075"/>
    </style:style>
    <style:style style:name="P97" style:family="paragraph" style:parent-style-name="Standard" style:list-style-name="L2" style:master-page-name="">
      <loext:graphic-properties draw:fill="none"/>
      <style:paragraph-properties fo:margin-left="1.1252in" fo:margin-right="0in" fo:text-align="start" style:justify-single-word="false" fo:text-indent="-0.25in" style:auto-text-indent="false" style:page-number="auto" fo:background-color="transparent"/>
      <style:text-properties officeooo:rsid="00031e50" officeooo:paragraph-rsid="00031e50"/>
    </style:style>
    <style:style style:name="P98" style:family="paragraph" style:parent-style-name="Standard" style:list-style-name="L4" style:master-page-name="">
      <loext:graphic-properties draw:fill="none"/>
      <style:paragraph-properties fo:margin-left="1.1252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7d0c" officeooo:paragraph-rsid="00037d0c"/>
    </style:style>
    <style:style style:name="P99" style:family="paragraph" style:parent-style-name="Standard" style:list-style-name="L7" style:master-page-name="">
      <loext:graphic-properties draw:fill="none"/>
      <style:paragraph-properties fo:margin-left="1.1252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7d0c" officeooo:paragraph-rsid="00037d0c"/>
    </style:style>
    <style:style style:name="P100" style:family="paragraph" style:parent-style-name="Standard" style:list-style-name="L3" style:master-page-name="">
      <loext:graphic-properties draw:fill="none"/>
      <style:paragraph-properties fo:margin-left="1.5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1e50" officeooo:paragraph-rsid="00031e50"/>
    </style:style>
    <style:style style:name="P101" style:family="paragraph" style:parent-style-name="Standard" style:list-style-name="L5" style:master-page-name="">
      <loext:graphic-properties draw:fill="none"/>
      <style:paragraph-properties fo:margin-left="1.5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7d0c" officeooo:paragraph-rsid="00037d0c"/>
    </style:style>
    <style:style style:name="P102" style:family="paragraph" style:parent-style-name="Standard" style:list-style-name="L8" style:master-page-name="">
      <loext:graphic-properties draw:fill="none"/>
      <style:paragraph-properties fo:margin-left="1.5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7d0c" officeooo:paragraph-rsid="00037d0c"/>
    </style:style>
    <style:style style:name="P103" style:family="paragraph" style:parent-style-name="Standard" style:list-style-name="L3">
      <loext:graphic-properties draw:fill="none"/>
      <style:paragraph-properties fo:margin-left="1.5in" fo:margin-right="0in" fo:text-align="start" style:justify-single-word="false" fo:text-indent="-0.25in" style:auto-text-indent="false" fo:background-color="transparent"/>
      <style:text-properties style:font-name="Times New Roman1" officeooo:rsid="00031e50" officeooo:paragraph-rsid="00031e50"/>
    </style:style>
    <style:style style:name="P104" style:family="paragraph" style:parent-style-name="Standard" style:list-style-name="L5">
      <loext:graphic-properties draw:fill="none"/>
      <style:paragraph-properties fo:margin-left="1.5in" fo:margin-right="0in" fo:text-align="start" style:justify-single-word="false" fo:text-indent="-0.25in" style:auto-text-indent="false" fo:background-color="transparent"/>
      <style:text-properties style:font-name="Times New Roman1" officeooo:rsid="00037d0c" officeooo:paragraph-rsid="00037d0c"/>
    </style:style>
    <style:style style:name="P105" style:family="paragraph" style:parent-style-name="Standard" style:list-style-name="L6">
      <loext:graphic-properties draw:fill="none"/>
      <style:paragraph-properties fo:margin-left="1.5in" fo:margin-right="0in" fo:text-align="start" style:justify-single-word="false" fo:text-indent="-0.25in" style:auto-text-indent="false" fo:background-color="transparent"/>
      <style:text-properties style:font-name="Times New Roman1" officeooo:rsid="00037d0c" officeooo:paragraph-rsid="00037d0c"/>
    </style:style>
    <style:style style:name="P106" style:family="paragraph" style:parent-style-name="Standard" style:list-style-name="L8">
      <loext:graphic-properties draw:fill="none"/>
      <style:paragraph-properties fo:margin-left="1.5in" fo:margin-right="0in" fo:text-align="start" style:justify-single-word="false" fo:text-indent="-0.25in" style:auto-text-indent="false" fo:background-color="transparent"/>
      <style:text-properties style:font-name="Times New Roman1" officeooo:rsid="00037d0c" officeooo:paragraph-rsid="00037d0c"/>
    </style:style>
    <style:style style:name="P107" style:family="paragraph" style:parent-style-name="Standard" style:list-style-name="L9">
      <loext:graphic-properties draw:fill="none"/>
      <style:paragraph-properties fo:margin-left="1.5in" fo:margin-right="0in" fo:text-align="start" style:justify-single-word="false" fo:text-indent="-0.25in" style:auto-text-indent="false" fo:background-color="transparent"/>
      <style:text-properties style:font-name="Times New Roman1" officeooo:rsid="00037d0c" officeooo:paragraph-rsid="00037d0c"/>
    </style:style>
    <style:style style:name="P108" style:family="paragraph" style:parent-style-name="Standard" style:list-style-name="L10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7d0c" officeooo:paragraph-rsid="00037d0c"/>
    </style:style>
    <style:style style:name="P109" style:family="paragraph" style:parent-style-name="Standard" style:list-style-name="L10">
      <loext:graphic-properties draw:fill="none"/>
      <style:paragraph-properties fo:margin-left="0.5in" fo:margin-right="0in" fo:text-align="start" style:justify-single-word="false" fo:text-indent="-0.25in" style:auto-text-indent="false" fo:background-color="transparent"/>
      <style:text-properties style:font-name="Times New Roman1" officeooo:rsid="00037d0c" officeooo:paragraph-rsid="00037d0c"/>
    </style:style>
    <style:style style:name="P110" style:family="paragraph" style:parent-style-name="Standard" style:list-style-name="L11">
      <loext:graphic-properties draw:fill="none"/>
      <style:paragraph-properties fo:margin-left="0.8752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03c95a"/>
    </style:style>
    <style:style style:name="P111" style:family="paragraph" style:parent-style-name="Standard" style:list-style-name="L12" style:master-page-name="">
      <loext:graphic-properties draw:fill="none"/>
      <style:paragraph-properties fo:margin-left="1.18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03c95a"/>
    </style:style>
    <style:style style:name="P112" style:family="paragraph" style:parent-style-name="Standard" style:list-style-name="L13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03c95a"/>
    </style:style>
    <style:style style:name="P113" style:family="paragraph" style:parent-style-name="Standard" style:list-style-name="L13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07b552"/>
    </style:style>
    <style:style style:name="P114" style:family="paragraph" style:parent-style-name="Standard" style:list-style-name="L25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0b8f2a"/>
    </style:style>
    <style:style style:name="P115" style:family="paragraph" style:parent-style-name="Standard" style:list-style-name="L31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0f130a"/>
    </style:style>
    <style:style style:name="P116" style:family="paragraph" style:parent-style-name="Standard" style:list-style-name="L37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1404bc"/>
    </style:style>
    <style:style style:name="P117" style:family="paragraph" style:parent-style-name="Standard" style:list-style-name="L43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149a8c"/>
    </style:style>
    <style:style style:name="P118" style:family="paragraph" style:parent-style-name="Standard" style:list-style-name="L49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1929ae"/>
    </style:style>
    <style:style style:name="P119" style:family="paragraph" style:parent-style-name="Standard" style:list-style-name="L55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1bc9f3"/>
    </style:style>
    <style:style style:name="P120" style:family="paragraph" style:parent-style-name="Standard" style:list-style-name="L61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648516"/>
    </style:style>
    <style:style style:name="P121" style:family="paragraph" style:parent-style-name="Standard" style:list-style-name="L67" style:master-page-name="">
      <loext:graphic-properties draw:fill="none"/>
      <style:paragraph-properties fo:margin-left="1.4366in" fo:margin-right="0in" fo:text-align="start" style:justify-single-word="false" fo:text-indent="-0.25in" style:auto-text-indent="false" style:page-number="auto" fo:background-color="transparent"/>
      <style:text-properties style:font-name="Times New Roman1" officeooo:rsid="0003c95a" officeooo:paragraph-rsid="00771607"/>
    </style:style>
    <style:style style:name="P122" style:family="paragraph" style:parent-style-name="Standard" style:list-style-name="L13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03c95a"/>
    </style:style>
    <style:style style:name="P123" style:family="paragraph" style:parent-style-name="Standard" style:list-style-name="L13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07b552"/>
    </style:style>
    <style:style style:name="P124" style:family="paragraph" style:parent-style-name="Standard" style:list-style-name="L25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0b8f2a"/>
    </style:style>
    <style:style style:name="P125" style:family="paragraph" style:parent-style-name="Standard" style:list-style-name="L31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0f130a"/>
    </style:style>
    <style:style style:name="P126" style:family="paragraph" style:parent-style-name="Standard" style:list-style-name="L37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1404bc"/>
    </style:style>
    <style:style style:name="P127" style:family="paragraph" style:parent-style-name="Standard" style:list-style-name="L43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149a8c"/>
    </style:style>
    <style:style style:name="P128" style:family="paragraph" style:parent-style-name="Standard" style:list-style-name="L49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1929ae"/>
    </style:style>
    <style:style style:name="P129" style:family="paragraph" style:parent-style-name="Standard" style:list-style-name="L55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1bc9f3"/>
    </style:style>
    <style:style style:name="P130" style:family="paragraph" style:parent-style-name="Standard" style:list-style-name="L61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648516"/>
    </style:style>
    <style:style style:name="P131" style:family="paragraph" style:parent-style-name="Standard" style:list-style-name="L67">
      <loext:graphic-properties draw:fill="none"/>
      <style:paragraph-properties fo:margin-left="1.4366in" fo:margin-right="0in" fo:text-align="start" style:justify-single-word="false" fo:text-indent="-0.25in" style:auto-text-indent="false" fo:background-color="transparent"/>
      <style:text-properties style:font-name="Times New Roman1" officeooo:rsid="0003c95a" officeooo:paragraph-rsid="00771607"/>
    </style:style>
    <style:style style:name="P132" style:family="paragraph" style:parent-style-name="Standard" style:list-style-name="L14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3c95a"/>
    </style:style>
    <style:style style:name="P133" style:family="paragraph" style:parent-style-name="Standard" style:list-style-name="L16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3c95a"/>
    </style:style>
    <style:style style:name="P134" style:family="paragraph" style:parent-style-name="Standard" style:list-style-name="L19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7b552"/>
    </style:style>
    <style:style style:name="P135" style:family="paragraph" style:parent-style-name="Standard" style:list-style-name="L20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7b552"/>
    </style:style>
    <style:style style:name="P136" style:family="paragraph" style:parent-style-name="Standard" style:list-style-name="L22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7b552"/>
    </style:style>
    <style:style style:name="P137" style:family="paragraph" style:parent-style-name="Standard" style:list-style-name="L24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b8f2a"/>
    </style:style>
    <style:style style:name="P138" style:family="paragraph" style:parent-style-name="Standard" style:list-style-name="L26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b8f2a"/>
    </style:style>
    <style:style style:name="P139" style:family="paragraph" style:parent-style-name="Standard" style:list-style-name="L28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b8f2a"/>
    </style:style>
    <style:style style:name="P140" style:family="paragraph" style:parent-style-name="Standard" style:list-style-name="L30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f130a"/>
    </style:style>
    <style:style style:name="P141" style:family="paragraph" style:parent-style-name="Standard" style:list-style-name="L32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f130a"/>
    </style:style>
    <style:style style:name="P142" style:family="paragraph" style:parent-style-name="Standard" style:list-style-name="L34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f130a"/>
    </style:style>
    <style:style style:name="P143" style:family="paragraph" style:parent-style-name="Standard" style:list-style-name="L36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04bc"/>
    </style:style>
    <style:style style:name="P144" style:family="paragraph" style:parent-style-name="Standard" style:list-style-name="L38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04bc"/>
    </style:style>
    <style:style style:name="P145" style:family="paragraph" style:parent-style-name="Standard" style:list-style-name="L40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04bc"/>
    </style:style>
    <style:style style:name="P146" style:family="paragraph" style:parent-style-name="Standard" style:list-style-name="L42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9a8c"/>
    </style:style>
    <style:style style:name="P147" style:family="paragraph" style:parent-style-name="Standard" style:list-style-name="L44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9a8c"/>
    </style:style>
    <style:style style:name="P148" style:family="paragraph" style:parent-style-name="Standard" style:list-style-name="L46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9a8c"/>
    </style:style>
    <style:style style:name="P149" style:family="paragraph" style:parent-style-name="Standard" style:list-style-name="L48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929ae"/>
    </style:style>
    <style:style style:name="P150" style:family="paragraph" style:parent-style-name="Standard" style:list-style-name="L50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929ae"/>
    </style:style>
    <style:style style:name="P151" style:family="paragraph" style:parent-style-name="Standard" style:list-style-name="L52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929ae"/>
    </style:style>
    <style:style style:name="P152" style:family="paragraph" style:parent-style-name="Standard" style:list-style-name="L54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bc9f3"/>
    </style:style>
    <style:style style:name="P153" style:family="paragraph" style:parent-style-name="Standard" style:list-style-name="L56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bc9f3"/>
    </style:style>
    <style:style style:name="P154" style:family="paragraph" style:parent-style-name="Standard" style:list-style-name="L58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bc9f3"/>
    </style:style>
    <style:style style:name="P155" style:family="paragraph" style:parent-style-name="Standard" style:list-style-name="L60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648516"/>
    </style:style>
    <style:style style:name="P156" style:family="paragraph" style:parent-style-name="Standard" style:list-style-name="L62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648516"/>
    </style:style>
    <style:style style:name="P157" style:family="paragraph" style:parent-style-name="Standard" style:list-style-name="L64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648516"/>
    </style:style>
    <style:style style:name="P158" style:family="paragraph" style:parent-style-name="Standard" style:list-style-name="L66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771607"/>
    </style:style>
    <style:style style:name="P159" style:family="paragraph" style:parent-style-name="Standard" style:list-style-name="L68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771607"/>
    </style:style>
    <style:style style:name="P160" style:family="paragraph" style:parent-style-name="Standard" style:list-style-name="L70" style:master-page-name="">
      <loext:graphic-properties draw:fill="none"/>
      <style:paragraph-properties fo:margin-left="0.93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771607"/>
    </style:style>
    <style:style style:name="P161" style:family="paragraph" style:parent-style-name="Standard" style:list-style-name="L15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3c95a"/>
    </style:style>
    <style:style style:name="P162" style:family="paragraph" style:parent-style-name="Standard" style:list-style-name="L17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3c95a"/>
    </style:style>
    <style:style style:name="P163" style:family="paragraph" style:parent-style-name="Standard" style:list-style-name="L21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7b552"/>
    </style:style>
    <style:style style:name="P164" style:family="paragraph" style:parent-style-name="Standard" style:list-style-name="L23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7b552"/>
    </style:style>
    <style:style style:name="P165" style:family="paragraph" style:parent-style-name="Standard" style:list-style-name="L27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b8f2a"/>
    </style:style>
    <style:style style:name="P166" style:family="paragraph" style:parent-style-name="Standard" style:list-style-name="L29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b8f2a"/>
    </style:style>
    <style:style style:name="P167" style:family="paragraph" style:parent-style-name="Standard" style:list-style-name="L33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f130a"/>
    </style:style>
    <style:style style:name="P168" style:family="paragraph" style:parent-style-name="Standard" style:list-style-name="L35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0f130a"/>
    </style:style>
    <style:style style:name="P169" style:family="paragraph" style:parent-style-name="Standard" style:list-style-name="L39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04bc"/>
    </style:style>
    <style:style style:name="P170" style:family="paragraph" style:parent-style-name="Standard" style:list-style-name="L41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04bc"/>
    </style:style>
    <style:style style:name="P171" style:family="paragraph" style:parent-style-name="Standard" style:list-style-name="L45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9a8c"/>
    </style:style>
    <style:style style:name="P172" style:family="paragraph" style:parent-style-name="Standard" style:list-style-name="L47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49a8c"/>
    </style:style>
    <style:style style:name="P173" style:family="paragraph" style:parent-style-name="Standard" style:list-style-name="L51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929ae"/>
    </style:style>
    <style:style style:name="P174" style:family="paragraph" style:parent-style-name="Standard" style:list-style-name="L53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929ae"/>
    </style:style>
    <style:style style:name="P175" style:family="paragraph" style:parent-style-name="Standard" style:list-style-name="L57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bc9f3"/>
    </style:style>
    <style:style style:name="P176" style:family="paragraph" style:parent-style-name="Standard" style:list-style-name="L59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1bc9f3"/>
    </style:style>
    <style:style style:name="P177" style:family="paragraph" style:parent-style-name="Standard" style:list-style-name="L63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648516"/>
    </style:style>
    <style:style style:name="P178" style:family="paragraph" style:parent-style-name="Standard" style:list-style-name="L65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648516"/>
    </style:style>
    <style:style style:name="P179" style:family="paragraph" style:parent-style-name="Standard" style:list-style-name="L69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771607"/>
    </style:style>
    <style:style style:name="P180" style:family="paragraph" style:parent-style-name="Standard" style:list-style-name="L71" style:master-page-name="">
      <loext:graphic-properties draw:fill="none"/>
      <style:paragraph-properties fo:margin-left="1.1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3c95a" officeooo:paragraph-rsid="00771607"/>
    </style:style>
    <style:style style:name="P181" style:family="paragraph" style:parent-style-name="Standard" style:list-style-name="L15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03c95a"/>
    </style:style>
    <style:style style:name="P182" style:family="paragraph" style:parent-style-name="Standard" style:list-style-name="L17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03c95a"/>
    </style:style>
    <style:style style:name="P183" style:family="paragraph" style:parent-style-name="Standard" style:list-style-name="L21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07b552"/>
    </style:style>
    <style:style style:name="P184" style:family="paragraph" style:parent-style-name="Standard" style:list-style-name="L23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07b552"/>
    </style:style>
    <style:style style:name="P185" style:family="paragraph" style:parent-style-name="Standard" style:list-style-name="L27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0b8f2a"/>
    </style:style>
    <style:style style:name="P186" style:family="paragraph" style:parent-style-name="Standard" style:list-style-name="L29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0b8f2a"/>
    </style:style>
    <style:style style:name="P187" style:family="paragraph" style:parent-style-name="Standard" style:list-style-name="L33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0f130a"/>
    </style:style>
    <style:style style:name="P188" style:family="paragraph" style:parent-style-name="Standard" style:list-style-name="L35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0f130a"/>
    </style:style>
    <style:style style:name="P189" style:family="paragraph" style:parent-style-name="Standard" style:list-style-name="L39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1404bc"/>
    </style:style>
    <style:style style:name="P190" style:family="paragraph" style:parent-style-name="Standard" style:list-style-name="L41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1404bc"/>
    </style:style>
    <style:style style:name="P191" style:family="paragraph" style:parent-style-name="Standard" style:list-style-name="L45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149a8c"/>
    </style:style>
    <style:style style:name="P192" style:family="paragraph" style:parent-style-name="Standard" style:list-style-name="L47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149a8c"/>
    </style:style>
    <style:style style:name="P193" style:family="paragraph" style:parent-style-name="Standard" style:list-style-name="L51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1929ae"/>
    </style:style>
    <style:style style:name="P194" style:family="paragraph" style:parent-style-name="Standard" style:list-style-name="L53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1929ae"/>
    </style:style>
    <style:style style:name="P195" style:family="paragraph" style:parent-style-name="Standard" style:list-style-name="L57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1bc9f3"/>
    </style:style>
    <style:style style:name="P196" style:family="paragraph" style:parent-style-name="Standard" style:list-style-name="L59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1bc9f3"/>
    </style:style>
    <style:style style:name="P197" style:family="paragraph" style:parent-style-name="Standard" style:list-style-name="L63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648516"/>
    </style:style>
    <style:style style:name="P198" style:family="paragraph" style:parent-style-name="Standard" style:list-style-name="L65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648516"/>
    </style:style>
    <style:style style:name="P199" style:family="paragraph" style:parent-style-name="Standard" style:list-style-name="L69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771607"/>
    </style:style>
    <style:style style:name="P200" style:family="paragraph" style:parent-style-name="Standard" style:list-style-name="L71">
      <loext:graphic-properties draw:fill="none"/>
      <style:paragraph-properties fo:margin-left="1.1866in" fo:margin-right="0in" fo:text-align="start" style:justify-single-word="false" fo:text-indent="0in" style:auto-text-indent="false" fo:background-color="transparent"/>
      <style:text-properties officeooo:rsid="0003c95a" officeooo:paragraph-rsid="00771607"/>
    </style:style>
    <style:style style:name="P201" style:family="paragraph" style:parent-style-name="Standard" style:list-style-name="L18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style:font-name="Times New Roman1" officeooo:rsid="0007b552" officeooo:paragraph-rsid="0007b552"/>
    </style:style>
    <style:style style:name="P202" style:family="paragraph" style:parent-style-name="Standard" style:list-style-name="L18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07b552" officeooo:paragraph-rsid="000b8f2a"/>
    </style:style>
    <style:style style:name="P203" style:family="paragraph" style:parent-style-name="Standard" style:list-style-name="L18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07b552" officeooo:paragraph-rsid="000f130a"/>
    </style:style>
    <style:style style:name="P204" style:family="paragraph" style:parent-style-name="Standard" style:list-style-name="L18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07b552" officeooo:paragraph-rsid="00149a8c"/>
    </style:style>
    <style:style style:name="P205" style:family="paragraph" style:parent-style-name="Standard" style:list-style-name="L18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07b552" officeooo:paragraph-rsid="001929ae"/>
    </style:style>
    <style:style style:name="P206" style:family="paragraph" style:parent-style-name="Standard" style:list-style-name="L18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07b552" officeooo:paragraph-rsid="001bc9f3"/>
    </style:style>
    <style:style style:name="P207" style:family="paragraph" style:parent-style-name="Standard" style:list-style-name="L18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07b552" officeooo:paragraph-rsid="00648516"/>
    </style:style>
    <style:style style:name="P208" style:family="paragraph" style:parent-style-name="Standard" style:list-style-name="L18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07b552" officeooo:paragraph-rsid="00771607"/>
    </style:style>
    <style:style style:name="P209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3c95a" officeooo:paragraph-rsid="0007b552"/>
    </style:style>
    <style:style style:name="P210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160ba9" officeooo:paragraph-rsid="00149a8c"/>
    </style:style>
    <style:style style:name="P211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style:font-name="Times New Roman1" officeooo:rsid="000d3f2f" officeooo:paragraph-rsid="001929ae"/>
    </style:style>
    <style:style style:name="P212" style:family="paragraph" style:parent-style-name="Standard" style:list-style-name="L18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officeooo:rsid="0007b552" officeooo:paragraph-rsid="001404bc"/>
    </style:style>
    <style:style style:name="P213" style:family="paragraph" style:parent-style-name="Standard" style:list-style-name="L72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1d816c" officeooo:paragraph-rsid="001d816c"/>
    </style:style>
    <style:style style:name="P214" style:family="paragraph" style:parent-style-name="Standard" style:list-style-name="L72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1" officeooo:rsid="003e4075" officeooo:paragraph-rsid="003e4075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officeooo:rsid="00025e87"/>
    </style:style>
    <style:style style:name="T3" style:family="text">
      <style:text-properties style:font-name="Times New Roman1" officeooo:rsid="0007b552"/>
    </style:style>
    <style:style style:name="T4" style:family="text">
      <style:text-properties style:font-name="Times New Roman1" officeooo:rsid="000b2bf5"/>
    </style:style>
    <style:style style:name="T5" style:family="text">
      <style:text-properties style:font-name="Times New Roman1" officeooo:rsid="000c321b"/>
    </style:style>
    <style:style style:name="T6" style:family="text">
      <style:text-properties style:font-name="Times New Roman1" officeooo:rsid="000d3f2f"/>
    </style:style>
    <style:style style:name="T7" style:family="text">
      <style:text-properties style:font-name="Times New Roman1" officeooo:rsid="000f9eba"/>
    </style:style>
    <style:style style:name="T8" style:family="text">
      <style:text-properties style:font-name="Times New Roman1" officeooo:rsid="0010acc6"/>
    </style:style>
    <style:style style:name="T9" style:family="text">
      <style:text-properties style:font-name="Times New Roman1" officeooo:rsid="00123623"/>
    </style:style>
    <style:style style:name="T10" style:family="text">
      <style:text-properties style:font-name="Times New Roman1" officeooo:rsid="001404bc"/>
    </style:style>
    <style:style style:name="T11" style:family="text">
      <style:text-properties style:font-name="Times New Roman1" officeooo:rsid="00160ba9"/>
    </style:style>
    <style:style style:name="T12" style:family="text">
      <style:text-properties style:font-name="Times New Roman1" officeooo:rsid="0017564d"/>
    </style:style>
    <style:style style:name="T13" style:family="text">
      <style:text-properties style:font-name="Times New Roman1" officeooo:rsid="001a30c4"/>
    </style:style>
    <style:style style:name="T14" style:family="text">
      <style:text-properties style:font-name="Times New Roman1" officeooo:rsid="001bc9f3"/>
    </style:style>
    <style:style style:name="T15" style:family="text">
      <style:text-properties style:font-name="Times New Roman1" officeooo:rsid="0065f989"/>
    </style:style>
    <style:style style:name="T16" style:family="text">
      <style:text-properties style:font-name="Times New Roman1" officeooo:rsid="00771607"/>
    </style:style>
    <style:style style:name="T17" style:family="text">
      <style:text-properties officeooo:rsid="002a115c"/>
    </style:style>
    <style:style style:name="T18" style:family="text">
      <style:text-properties officeooo:rsid="002fc807"/>
    </style:style>
    <style:style style:name="T19" style:family="text">
      <style:text-properties officeooo:rsid="0030ea01"/>
    </style:style>
    <style:style style:name="T20" style:family="text">
      <style:text-properties officeooo:rsid="0031de2b"/>
    </style:style>
    <style:style style:name="T21" style:family="text">
      <style:text-properties officeooo:rsid="00331600"/>
    </style:style>
    <style:style style:name="T22" style:family="text">
      <style:text-properties officeooo:rsid="00335ac9"/>
    </style:style>
    <style:style style:name="T23" style:family="text">
      <style:text-properties officeooo:rsid="00379651"/>
    </style:style>
    <style:style style:name="T24" style:family="text">
      <style:text-properties officeooo:rsid="00388e25"/>
    </style:style>
    <style:style style:name="T25" style:family="text">
      <style:text-properties officeooo:rsid="0038cc14"/>
    </style:style>
    <style:style style:name="T26" style:family="text">
      <style:text-properties officeooo:rsid="0010bbaa"/>
    </style:style>
    <style:style style:name="T27" style:family="text">
      <style:text-properties officeooo:rsid="00120661"/>
    </style:style>
    <style:style style:name="T28" style:family="text">
      <style:text-properties officeooo:rsid="0042571b"/>
    </style:style>
    <style:style style:name="T29" style:family="text">
      <style:text-properties fo:color="#0066b3"/>
    </style:style>
    <style:style style:name="T30" style:family="text">
      <style:text-properties officeooo:rsid="00648516"/>
    </style:style>
    <style:style style:name="T31" style:family="text">
      <style:text-properties officeooo:rsid="0065f989"/>
    </style:style>
    <style:style style:name="T32" style:family="text">
      <style:text-properties officeooo:rsid="006d47b1"/>
    </style:style>
    <style:style style:name="T33" style:family="text">
      <style:text-properties officeooo:rsid="0074d86b"/>
    </style:style>
    <style:style style:name="T34" style:family="text">
      <style:text-properties officeooo:rsid="00771607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0591in" fo:border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591in" fo:border="none"/>
    </style:style>
    <style:style style:name="fr3" style:family="graphic" style:parent-style-name="Formula">
      <style:graphic-properties style:run-through="foreground" style:wrap="run-through" style:number-wrapped-paragraphs="no-limit" style:vertical-pos="from-top" style:vertical-rel="page" style:horizontal-pos="from-left" style:horizontal-rel="page" draw:ole-draw-aspect="1"/>
    </style:style>
    <style:style style:name="fr4" style:family="graphic" style:parent-style-name="Formula">
      <style:graphic-properties style:run-through="foreground" style:wrap="dynamic" style:number-wrapped-paragraphs="no-limit" style:wrap-contour="false" style:vertical-pos="from-top" style:vertical-rel="page" style:horizontal-pos="from-left" style:horizontal-rel="pag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2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8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4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0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6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2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8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4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number text:level="1" text:style-name="Numbering_20_Symbols" style:num-prefix="(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0">
      <text:list-level-style-number text:level="1" text:style-name="Numbering_20_Symbols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Object2" text:anchor-type="page" text:anchor-page-number="1" svg:x="2.6437in" svg:y="9.8429in" svg:width="1.6874in" svg:height="0.328in" draw:z-index="3">
        <draw:object xlink:href="./Object 2" xlink:type="simple" xlink:show="embed" xlink:actuate="onLoad"/>
        <draw:image xlink:href="./ObjectReplacements/Object 2" xlink:type="simple" xlink:show="embed" xlink:actuate="onLoad"/>
      </draw:frame>
      <draw:frame draw:style-name="fr3" draw:name="Object3" text:anchor-type="page" text:anchor-page-number="2" svg:x="2.5591in" svg:y="3.8591in" svg:width="1.1583in" svg:height="0.328in" draw:z-index="5">
        <draw:object xlink:href="./Object 3" xlink:type="simple" xlink:show="embed" xlink:actuate="onLoad"/>
        <draw:image xlink:href="./ObjectReplacements/Object 3" xlink:type="simple" xlink:show="embed" xlink:actuate="onLoad"/>
        <svg:desc>formula</svg:desc>
      </draw:frame>
      <draw:frame draw:style-name="fr3" draw:name="Object4" text:anchor-type="page" text:anchor-page-number="2" svg:x="2.5807in" svg:y="7.2063in" svg:width="1.1583in" svg:height="0.328in" draw:z-index="7">
        <draw:object xlink:href="./Object 4" xlink:type="simple" xlink:show="embed" xlink:actuate="onLoad"/>
        <draw:image xlink:href="./ObjectReplacements/Object 4" xlink:type="simple" xlink:show="embed" xlink:actuate="onLoad"/>
        <svg:desc>formula</svg:desc>
      </draw:frame>
      <draw:frame draw:style-name="fr3" draw:name="Object6" text:anchor-type="page" text:anchor-page-number="3" svg:x="2.3453in" svg:y="3.2575in" svg:width="1.1575in" svg:height="0.328in" draw:z-index="11">
        <draw:object xlink:href="./Object 6" xlink:type="simple" xlink:show="embed" xlink:actuate="onLoad"/>
        <draw:image xlink:href="./ObjectReplacements/Object 6" xlink:type="simple" xlink:show="embed" xlink:actuate="onLoad"/>
        <svg:desc>formula</svg:desc>
      </draw:frame>
      <draw:frame draw:style-name="fr3" draw:name="Object7" text:anchor-type="page" text:anchor-page-number="3" svg:x="2.3445in" svg:y="6.6043in" svg:width="1.1583in" svg:height="0.328in" draw:z-index="13">
        <draw:object xlink:href="./Object 7" xlink:type="simple" xlink:show="embed" xlink:actuate="onLoad"/>
        <draw:image xlink:href="./ObjectReplacements/Object 7" xlink:type="simple" xlink:show="embed" xlink:actuate="onLoad"/>
        <svg:desc>formula</svg:desc>
      </draw:frame>
      <draw:frame draw:style-name="fr3" draw:name="Object8" text:anchor-type="page" text:anchor-page-number="3" svg:x="2.5417in" svg:y="9.7543in" svg:width="1.1583in" svg:height="0.328in" draw:z-index="15">
        <draw:object xlink:href="./Object 8" xlink:type="simple" xlink:show="embed" xlink:actuate="onLoad"/>
        <draw:image xlink:href="./ObjectReplacements/Object 8" xlink:type="simple" xlink:show="embed" xlink:actuate="onLoad"/>
        <svg:desc>formula</svg:desc>
      </draw:frame>
      <draw:frame draw:style-name="fr3" draw:name="Object9" text:anchor-type="page" text:anchor-page-number="4" svg:x="2.5827in" svg:y="3.1134in" svg:width="1.1583in" svg:height="0.328in" draw:z-index="16">
        <draw:object xlink:href="./Object 9" xlink:type="simple" xlink:show="embed" xlink:actuate="onLoad"/>
        <draw:image xlink:href="./ObjectReplacements/Object 9" xlink:type="simple" xlink:show="embed" xlink:actuate="onLoad"/>
        <svg:desc>formula</svg:desc>
      </draw:frame>
      <draw:frame draw:style-name="fr3" draw:name="Object1" text:anchor-type="page" text:anchor-page-number="1" svg:x="1.822in" svg:y="6.4965in" svg:width="2.3126in" svg:height="0.328in" draw:z-index="1">
        <draw:object xlink:href="./Object 12" xlink:type="simple" xlink:show="embed" xlink:actuate="onLoad"/>
        <draw:image xlink:href="./ObjectReplacements/Object 12" xlink:type="simple" xlink:show="embed" xlink:actuate="onLoad"/>
        <svg:desc>formula</svg:desc>
      </draw:frame>
      <draw:frame draw:style-name="fr3" draw:name="Object5" text:anchor-type="page" text:anchor-page-number="2" svg:x="2.3453in" svg:y="10.5528in" svg:width="1.1575in" svg:height="0.328in" draw:z-index="9">
        <draw:object xlink:href="./Object 1" xlink:type="simple" xlink:show="embed" xlink:actuate="onLoad"/>
        <draw:image xlink:href="./ObjectReplacements/Object 1" xlink:type="simple" xlink:show="embed" xlink:actuate="onLoad"/>
        <svg:desc>formula</svg:desc>
      </draw:frame>
      <draw:frame draw:style-name="fr3" draw:name="Object12" text:anchor-type="page" text:anchor-page-number="4" svg:x="2.5827in" svg:y="3.1134in" svg:width="1.1583in" svg:height="0.328in" draw:z-index="18">
        <draw:object xlink:href="./Object 11" xlink:type="simple" xlink:show="embed" xlink:actuate="onLoad"/>
        <draw:image xlink:href="./ObjectReplacements/Object 11" xlink:type="simple" xlink:show="embed" xlink:actuate="onLoad"/>
        <svg:desc>formula</svg:desc>
      </draw:frame>
      <draw:frame draw:style-name="fr4" draw:name="Object13" text:anchor-type="page" text:anchor-page-number="5" svg:x="6.1028in" svg:y="5.8126in" svg:width="1.4189in" svg:height="0.2189in" draw:z-index="19">
        <draw:object xlink:href="./Object 13" xlink:type="simple" xlink:show="embed" xlink:actuate="onLoad"/>
        <draw:image xlink:href="./ObjectReplacements/Object 13" xlink:type="simple" xlink:show="embed" xlink:actuate="onLoad"/>
      </draw:frame>
      <draw:frame draw:style-name="fr3" draw:name="Object10" text:anchor-type="page" text:anchor-page-number="4" svg:x="2.5827in" svg:y="3.1134in" svg:width="1.1583in" svg:height="0.328in" draw:z-index="20">
        <draw:object xlink:href="./Object 10" xlink:type="simple" xlink:show="embed" xlink:actuate="onLoad"/>
        <draw:image xlink:href="./ObjectReplacements/Object 10" xlink:type="simple" xlink:show="embed" xlink:actuate="onLoad"/>
        <svg:desc>formula</svg:desc>
      </draw:frame>
      <draw:frame draw:style-name="fr3" draw:name="Object14" text:anchor-type="page" text:anchor-page-number="4" svg:x="2.5827in" svg:y="3.1134in" svg:width="1.1583in" svg:height="0.328in" draw:z-index="21">
        <draw:object xlink:href="./Object 14" xlink:type="simple" xlink:show="embed" xlink:actuate="onLoad"/>
        <draw:image xlink:href="./ObjectReplacements/Object 14" xlink:type="simple" xlink:show="embed" xlink:actuate="onLoad"/>
        <svg:desc>formula</svg:desc>
      </draw:frame>
      <draw:frame draw:style-name="fr3" draw:name="Object15" text:anchor-type="page" text:anchor-page-number="4" svg:x="2.5827in" svg:y="6.4598in" svg:width="1.1583in" svg:height="0.328in" draw:z-index="22">
        <draw:object xlink:href="./Object 15" xlink:type="simple" xlink:show="embed" xlink:actuate="onLoad"/>
        <draw:image xlink:href="./ObjectReplacements/Object 15" xlink:type="simple" xlink:show="embed" xlink:actuate="onLoad"/>
      </draw:frame>
      <draw:frame draw:style-name="fr3" draw:name="Object16" text:anchor-type="page" text:anchor-page-number="4" svg:x="2.5591in" svg:y="9.6098in" svg:width="1.1583in" svg:height="0.328in" draw:z-index="24">
        <draw:object xlink:href="./Object 16" xlink:type="simple" xlink:show="embed" xlink:actuate="onLoad"/>
        <draw:image xlink:href="./ObjectReplacements/Object 16" xlink:type="simple" xlink:show="embed" xlink:actuate="onLoad"/>
      </draw:frame>
      <draw:frame draw:style-name="fr4" draw:name="Object11" text:anchor-type="page" text:anchor-page-number="5" svg:x="6.0543in" svg:y="3.4075in" svg:width="1.4272in" svg:height="0.2189in" draw:z-index="25">
        <draw:object xlink:href="./Object 5" xlink:type="simple" xlink:show="embed" xlink:actuate="onLoad"/>
        <draw:image xlink:href="./ObjectReplacements/Object 5" xlink:type="simple" xlink:show="embed" xlink:actuate="onLoad"/>
      </draw:frame>
      <text:p text:style-name="P4">KRITERIA KETUNTASAN MINIMAL</text:p>
      <text:p text:style-name="P4">(KKM)</text:p>
      <text:p text:style-name="P4"/>
      <text:p text:style-name="P1"/>
      <text:list xml:id="list1616836872" text:style-name="L1">
        <text:list-item>
          <text:p text:style-name="P95">Mata Pelajaran<text:tab/><text:tab/><text:tab/><text:tab/>: Penjas-Orkes</text:p>
        </text:list-item>
        <text:list-item>
          <text:p text:style-name="P95">Kelas<text:tab/><text:tab/><text:tab/><text:tab/><text:tab/><text:tab/>: <text:span text:style-name="T30">IV</text:span></text:p>
        </text:list-item>
        <text:list-item>
          <text:p text:style-name="P95">Jumlah Kompetensi Dasar<text:tab/><text:tab/>: <text:span text:style-name="T33">10</text:span></text:p>
        </text:list-item>
        <text:list-item>
          <text:p text:style-name="P95">Analisis Aspek<text:tab/><text:tab/><text:tab/><text:tab/>:</text:p>
        </text:list-item>
      </text:list>
      <text:list xml:id="list1964798543" text:style-name="L2">
        <text:list-item>
          <text:p text:style-name="P97"><text:span text:style-name="T2">K</text:span><text:span text:style-name="T1">ompleksitas Materi / Kompetensi.</text:span></text:p>
        </text:list-item>
      </text:list>
      <text:list xml:id="list3598931336" text:style-name="L3">
        <text:list-item>
          <text:p text:style-name="P100">Kata kerja pada setiap KD.</text:p>
        </text:list-item>
        <text:list-item>
          <text:p text:style-name="P103">Data empiris dan pengalaman guru dalam pembelajaran sebelumnya.</text:p>
          <text:list>
            <text:list-item>
              <text:list>
                <text:list-item>
                  <text:p text:style-name="P103">Hasil: <text:span text:style-name="T29">TINGGI</text:span>.</text:p>
                </text:list-item>
              </text:list>
            </text:list-item>
          </text:list>
        </text:list-item>
      </text:list>
      <text:p text:style-name="P48"/>
      <text:list xml:id="list3335463599" text:style-name="L4">
        <text:list-item>
          <text:p text:style-name="P98">Kemampuan Akademisi Peserta Didik (Intake).</text:p>
        </text:list-item>
      </text:list>
      <text:list xml:id="list1842538831" text:style-name="L5">
        <text:list-item>
          <text:p text:style-name="P101">Hasil wawancara saat pendaftaran awal masuk sekolah.</text:p>
        </text:list-item>
        <text:list-item>
          <text:p text:style-name="P104">Perkembangan kemampuan akademisi 3 bulan pertama mengikuti pelajaran.</text:p>
        </text:list-item>
      </text:list>
      <text:list xml:id="list3015840283" text:style-name="L6">
        <text:list-item>
          <text:p text:style-name="P105">Hasil: <text:span text:style-name="T29">SEDANG</text:span>.</text:p>
        </text:list-item>
      </text:list>
      <text:p text:style-name="P49"/>
      <text:list xml:id="list1863959742" text:style-name="L7">
        <text:list-item>
          <text:p text:style-name="P99">Guru dan Daya Dukung.</text:p>
        </text:list-item>
      </text:list>
      <text:list xml:id="list3875221350" text:style-name="L8">
        <text:list-item>
          <text:p text:style-name="P102">Ketersediaan guru.</text:p>
        </text:list-item>
        <text:list-item>
          <text:p text:style-name="P106">Kesesuaian latar belakang pendidikan guru.</text:p>
        </text:list-item>
        <text:list-item>
          <text:p text:style-name="P106">Hasil uji kompetensi guru (Kompetensi guru).</text:p>
        </text:list-item>
        <text:list-item>
          <text:p text:style-name="P106">Rasio jumlah peserta didik dalam kelas.</text:p>
        </text:list-item>
        <text:list-item>
          <text:p text:style-name="P106">Sarana – prasarana dalam kelas.</text:p>
        </text:list-item>
        <text:list-item>
          <text:p text:style-name="P106">Dukungan dana.</text:p>
        </text:list-item>
        <text:list-item>
          <text:p text:style-name="P106">Kebijakan sekolah.</text:p>
        </text:list-item>
        <text:list-item>
          <text:p text:style-name="P106">Predikat akreditasi sekolah.</text:p>
        </text:list-item>
      </text:list>
      <text:list xml:id="list3617840792" text:style-name="L9">
        <text:list-item>
          <text:p text:style-name="P107">Hasil: <text:span text:style-name="T29">SEDANG</text:span>.</text:p>
        </text:list-item>
      </text:list>
      <text:p text:style-name="P49"/>
      <text:list xml:id="list3512401097" text:style-name="L10">
        <text:list-item>
          <text:p text:style-name="P108">Penetuan KKM setiap KD.</text:p>
          <text:p text:style-name="P109"/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4"/>
          </table:table-cell>
        </table:table-row>
      </table:table>
      <text:p text:style-name="P63"/>
      <text:p text:style-name="P64"/>
      <text:list xml:id="list108209421" text:style-name="L11">
        <text:list-item>
          <text:p text:style-name="P110">KD 3.1 dan 4.1.</text:p>
        </text:list-item>
      </text:list>
      <text:list xml:id="list1244978799" text:style-name="L12">
        <text:list-item>
          <text:p text:style-name="P111">Kompleksitas materi.</text:p>
        </text:list-item>
      </text:list>
      <text:list xml:id="list4137277888" text:style-name="L13">
        <text:list-item>
          <text:p text:style-name="P112">Hasil analisis<text:tab/>: Tinggi</text:p>
        </text:list-item>
        <text:list-item>
          <text:p text:style-name="P122">Nilai<text:tab/><text:tab/><text:tab/>: 65</text:p>
        </text:list-item>
      </text:list>
      <text:list xml:id="list3592629364" text:style-name="L14">
        <text:list-item>
          <text:p text:style-name="P132">Kemampuan akademisi (Intake).</text:p>
        </text:list-item>
      </text:list>
      <text:list xml:id="list705109629" text:style-name="L15">
        <text:list-item>
          <text:p text:style-name="P161">Hasil analisi<text:tab/><text:tab/>: Sedang</text:p>
        </text:list-item>
        <text:list-item>
          <text:p text:style-name="P181">Nilai<text:tab/><text:tab/><text:tab/>: 75</text:p>
        </text:list-item>
      </text:list>
      <text:list xml:id="list2952539513" text:style-name="L16">
        <text:list-item>
          <text:p text:style-name="P133">Guru dan daya dukung.</text:p>
        </text:list-item>
      </text:list>
      <text:list xml:id="list115503976" text:style-name="L17">
        <text:list-item>
          <text:p text:style-name="P162">Hasil analisis<text:tab/>: Sedang</text:p>
        </text:list-item>
        <text:list-item>
          <text:p text:style-name="P182">Nilai<text:tab/><text:tab/><text:tab/>: 75</text:p>
        </text:list-item>
      </text:list>
      <text:p text:style-name="P50"><draw:frame draw:style-name="fr1" draw:name="Frame1" text:anchor-type="paragraph" svg:x="1.5744in" svg:y="0.561in" svg:width="2.1665in" draw:z-index="2"><draw:text-box fo:min-height="0.7591in"><table:table table:name="Table4" table:style-name="Table4"><table:table-column table:style-name="Table4.A"/><table:table-row table:style-name="Table4.1"><table:table-cell table:style-name="Table4.A1" office:value-type="string"><text:p text:style-name="P45"/></table:table-cell></table:table-row></table:table></draw:text-box></draw:frame></text:p>
      <text:p text:style-name="P50">Nilai KKM untuk KD 3.1 dan 4.1</text:p>
      <text:p text:style-name="P50"><text:soft-page-break/></text:p>
      <text:p text:style-name="P61"/>
      <text:p text:style-name="P60"/>
      <text:p text:style-name="P60"/>
      <text:p text:style-name="P60"/>
      <text:list xml:id="list4245528081" text:style-name="L18">
        <text:list-item>
          <text:p text:style-name="P201">KD 3.2 dan 4.2.</text:p>
        </text:list-item>
      </text:list>
      <text:list xml:id="list3033215955" text:style-name="L19">
        <text:list-item>
          <text:p text:style-name="P134">Kompleksitas materi.</text:p>
        </text:list-item>
      </text:list>
      <text:list xml:id="list93552959186734" text:continue-list="list4137277888" text:style-name="L13">
        <text:list-item>
          <text:p text:style-name="P113">Hasil analisis<text:tab/>: Tinggi</text:p>
        </text:list-item>
        <text:list-item>
          <text:p text:style-name="P123">Nilai<text:tab/><text:tab/><text:tab/>: 65</text:p>
        </text:list-item>
      </text:list>
      <text:list xml:id="list1430578551" text:style-name="L20">
        <text:list-item>
          <text:p text:style-name="P135">Kemampuan akademisi (Intake).</text:p>
        </text:list-item>
      </text:list>
      <text:list xml:id="list2799061155" text:style-name="L21">
        <text:list-item>
          <text:p text:style-name="P163">Hasil analisi<text:tab/><text:tab/>: Sedang</text:p>
        </text:list-item>
        <text:list-item>
          <text:p text:style-name="P183"><text:span text:style-name="T1">Nilai<text:tab/><text:tab/><text:tab/>: 7</text:span><text:span text:style-name="T3">8</text:span></text:p>
        </text:list-item>
      </text:list>
      <text:list xml:id="list19429525" text:style-name="L22">
        <text:list-item>
          <text:p text:style-name="P136">Guru dan daya dukung.</text:p>
        </text:list-item>
      </text:list>
      <text:list xml:id="list1203893118" text:style-name="L23">
        <text:list-item>
          <text:p text:style-name="P164">Hasil analisis<text:tab/>: Sedang</text:p>
        </text:list-item>
        <text:list-item>
          <text:p text:style-name="P184"><text:span text:style-name="T1">Nilai<text:tab/><text:tab/><text:tab/>: 7</text:span><text:span text:style-name="T3">9</text:span></text:p>
        </text:list-item>
      </text:list>
      <text:p text:style-name="P51"/>
      <text:p text:style-name="P6"><text:span text:style-name="T1"><text:tab/><text:tab/>Nilai KKM untuk KD 3.</text:span><text:span text:style-name="T4">2</text:span><text:span text:style-name="T1"> dan 4.</text:span><text:span text:style-name="T4">2</text:span></text:p>
      <text:p text:style-name="P13"/>
      <text:p text:style-name="P13"><draw:frame draw:style-name="fr2" draw:name="Frame2" text:anchor-type="paragraph" svg:x="1.5744in" svg:y="0.0319in" svg:width="1.5756in" draw:z-index="4"><draw:text-box fo:min-height="0.7591in"><table:table table:name="Table5" table:style-name="Table5"><table:table-column table:style-name="Table5.A"/><table:table-row table:style-name="Table5.1"><table:table-cell table:style-name="Table5.A1" office:value-type="string"><text:p text:style-name="P45"/></table:table-cell></table:table-row></table:table></draw:text-box></draw:frame></text:p>
      <text:p text:style-name="P13"><text:tab/><text:tab/><text:tab/></text:p>
      <text:p text:style-name="P13"/>
      <text:p text:style-name="P13"/>
      <text:p text:style-name="P13"/>
      <text:p text:style-name="P13"/>
      <text:list xml:id="list93552735238940" text:continue-list="list4245528081" text:style-name="L18">
        <text:list-item>
          <text:p text:style-name="P202"><text:span text:style-name="T1">KD 3.</text:span><text:span text:style-name="T5">3</text:span><text:span text:style-name="T1"> dan 4.</text:span><text:span text:style-name="T5">3</text:span><text:span text:style-name="T1">.</text:span></text:p>
        </text:list-item>
      </text:list>
      <text:list xml:id="list1950394677" text:style-name="L24">
        <text:list-item>
          <text:p text:style-name="P137">Kompleksitas materi.</text:p>
        </text:list-item>
      </text:list>
      <text:list xml:id="list229220307" text:style-name="L25">
        <text:list-item>
          <text:p text:style-name="P114">Hasil analisis<text:tab/>: Tinggi</text:p>
        </text:list-item>
        <text:list-item>
          <text:p text:style-name="P124">Nilai<text:tab/><text:tab/><text:tab/>: 65</text:p>
        </text:list-item>
      </text:list>
      <text:list xml:id="list4257036529" text:style-name="L26">
        <text:list-item>
          <text:p text:style-name="P138">Kemampuan akademisi (Intake).</text:p>
        </text:list-item>
      </text:list>
      <text:list xml:id="list958242098" text:style-name="L27">
        <text:list-item>
          <text:p text:style-name="P165">Hasil analisi<text:tab/><text:tab/>: Sedang</text:p>
        </text:list-item>
        <text:list-item>
          <text:p text:style-name="P185"><text:span text:style-name="T1">Nilai<text:tab/><text:tab/><text:tab/>: 7</text:span><text:span text:style-name="T3">8</text:span></text:p>
        </text:list-item>
      </text:list>
      <text:list xml:id="list586503867" text:style-name="L28">
        <text:list-item>
          <text:p text:style-name="P139">Guru dan daya dukung.</text:p>
        </text:list-item>
      </text:list>
      <text:list xml:id="list374313431" text:style-name="L29">
        <text:list-item>
          <text:p text:style-name="P166">Hasil analisis<text:tab/>: Sedang</text:p>
        </text:list-item>
        <text:list-item>
          <text:p text:style-name="P186"><text:span text:style-name="T1">Nilai<text:tab/><text:tab/><text:tab/>: 7</text:span><text:span text:style-name="T3">9</text:span></text:p>
        </text:list-item>
      </text:list>
      <text:p text:style-name="P52"/>
      <text:p text:style-name="P12"><text:span text:style-name="T1"><text:tab/><text:tab/>Nilai KKM untuk KD 3.</text:span><text:span text:style-name="T6">3</text:span><text:span text:style-name="T1"> dan 4.</text:span><text:span text:style-name="T6">3</text:span></text:p>
      <text:p text:style-name="P65"/>
      <text:p text:style-name="P66"><draw:frame draw:style-name="fr2" draw:name="Frame3" text:anchor-type="paragraph" svg:x="1.5744in" svg:y="0.0319in" svg:width="1.5756in" draw:z-index="6"><draw:text-box fo:min-height="0.7591in"><table:table table:name="Table6" table:style-name="Table6"><table:table-column table:style-name="Table6.A"/><table:table-row table:style-name="Table6.1"><table:table-cell table:style-name="Table6.A1" office:value-type="string"><text:p text:style-name="P45"/></table:table-cell></table:table-row></table:table></draw:text-box></draw:frame></text:p>
      <text:p text:style-name="P16"/>
      <text:p text:style-name="P16"/>
      <text:p text:style-name="P16"/>
      <text:p text:style-name="P16"/>
      <text:p text:style-name="P16"/>
      <text:list xml:id="list93552215420095" text:continue-list="list93552735238940" text:style-name="L18">
        <text:list-item>
          <text:p text:style-name="P203"><text:span text:style-name="T1">KD 3.</text:span><text:span text:style-name="T7">4</text:span><text:span text:style-name="T1"> dan 4.</text:span><text:span text:style-name="T7">4</text:span><text:span text:style-name="T1">.</text:span></text:p>
        </text:list-item>
      </text:list>
      <text:list xml:id="list1137972342" text:style-name="L30">
        <text:list-item>
          <text:p text:style-name="P140">Kompleksitas materi.</text:p>
        </text:list-item>
      </text:list>
      <text:list xml:id="list4131846339" text:style-name="L31">
        <text:list-item>
          <text:p text:style-name="P115">Hasil analisis<text:tab/>: Tinggi</text:p>
        </text:list-item>
        <text:list-item>
          <text:p text:style-name="P125">Nilai<text:tab/><text:tab/><text:tab/>: 65</text:p>
        </text:list-item>
      </text:list>
      <text:list xml:id="list4259604718" text:style-name="L32">
        <text:list-item>
          <text:p text:style-name="P141">Kemampuan akademisi (Intake).</text:p>
        </text:list-item>
      </text:list>
      <text:list xml:id="list2853070873" text:style-name="L33">
        <text:list-item>
          <text:p text:style-name="P167">Hasil analisi<text:tab/><text:tab/>: Sedang</text:p>
        </text:list-item>
        <text:list-item>
          <text:p text:style-name="P187"><text:span text:style-name="T1">Nilai<text:tab/><text:tab/><text:tab/>: 7</text:span><text:span text:style-name="T8">9</text:span></text:p>
        </text:list-item>
      </text:list>
      <text:list xml:id="list1070882937" text:style-name="L34">
        <text:list-item>
          <text:p text:style-name="P142">Guru dan daya dukung.</text:p>
        </text:list-item>
      </text:list>
      <text:list xml:id="list2096458393" text:style-name="L35">
        <text:list-item>
          <text:p text:style-name="P168">Hasil analisis<text:tab/>: Sedang</text:p>
        </text:list-item>
        <text:list-item>
          <text:p text:style-name="P188"><text:soft-page-break/><text:span text:style-name="T1">Nilai<text:tab/><text:tab/><text:tab/>: 7</text:span><text:span text:style-name="T3">9</text:span></text:p>
        </text:list-item>
      </text:list>
      <text:p text:style-name="P53"/>
      <text:p text:style-name="P7"><draw:frame draw:style-name="fr1" draw:name="Frame4" text:anchor-type="paragraph" svg:x="1.3366in" svg:y="0.3756in" svg:width="1.5756in" draw:z-index="8"><draw:text-box fo:min-height="0.7591in"><table:table table:name="Table7" table:style-name="Table7"><table:table-column table:style-name="Table7.A"/><table:table-row table:style-name="Table7.1"><table:table-cell table:style-name="Table7.A1" office:value-type="string"><text:p text:style-name="P45"/></table:table-cell></table:table-row></table:table></draw:text-box></draw:frame><text:span text:style-name="T1"><text:tab/><text:tab/>Nilai KKM untuk KD 3.</text:span><text:span text:style-name="T9">4</text:span><text:span text:style-name="T1"> dan 4.</text:span><text:span text:style-name="T9">4</text:span></text:p>
      <text:list xml:id="list93552701410652" text:continue-list="list93552215420095" text:style-name="L18">
        <text:list-item>
          <text:p text:style-name="P212"><text:span text:style-name="T1">KD 3.</text:span><text:span text:style-name="T10">5</text:span><text:span text:style-name="T1"> dan 4.</text:span><text:span text:style-name="T10">5</text:span><text:span text:style-name="T1">.</text:span></text:p>
        </text:list-item>
      </text:list>
      <text:list xml:id="list150317662" text:style-name="L36">
        <text:list-item>
          <text:p text:style-name="P143">Kompleksitas materi.</text:p>
        </text:list-item>
      </text:list>
      <text:list xml:id="list3829074940" text:style-name="L37">
        <text:list-item>
          <text:p text:style-name="P116">Hasil analisis<text:tab/>: Tinggi</text:p>
        </text:list-item>
        <text:list-item>
          <text:p text:style-name="P126">Nilai<text:tab/><text:tab/><text:tab/>: 65</text:p>
        </text:list-item>
      </text:list>
      <text:list xml:id="list2814644455" text:style-name="L38">
        <text:list-item>
          <text:p text:style-name="P144">Kemampuan akademisi (Intake).</text:p>
        </text:list-item>
      </text:list>
      <text:list xml:id="list3775760221" text:style-name="L39">
        <text:list-item>
          <text:p text:style-name="P169">Hasil analisi<text:tab/><text:tab/>: Sedang</text:p>
        </text:list-item>
        <text:list-item>
          <text:p text:style-name="P189"><text:span text:style-name="T1">Nilai<text:tab/><text:tab/><text:tab/>: 7</text:span><text:span text:style-name="T8">9</text:span></text:p>
        </text:list-item>
      </text:list>
      <text:list xml:id="list31358936" text:style-name="L40">
        <text:list-item>
          <text:p text:style-name="P145">Guru dan daya dukung.</text:p>
        </text:list-item>
      </text:list>
      <text:list xml:id="list2810770231" text:style-name="L41">
        <text:list-item>
          <text:p text:style-name="P170">Hasil analisis<text:tab/>: Sedang</text:p>
        </text:list-item>
        <text:list-item>
          <text:p text:style-name="P190"><text:span text:style-name="T1">Nilai<text:tab/><text:tab/><text:tab/>: 7</text:span><text:span text:style-name="T3">9</text:span></text:p>
        </text:list-item>
      </text:list>
      <text:p text:style-name="P54"/>
      <text:p text:style-name="P8"><draw:frame draw:style-name="fr1" draw:name="Frame5" text:anchor-type="paragraph" svg:x="1.3366in" svg:y="0.2866in" svg:width="1.5756in" draw:z-index="10"><draw:text-box fo:min-height="0.7591in"><table:table table:name="Table8" table:style-name="Table8"><table:table-column table:style-name="Table8.A"/><table:table-row table:style-name="Table8.1"><table:table-cell table:style-name="Table8.A1" office:value-type="string"><text:p text:style-name="P45"/></table:table-cell></table:table-row></table:table></draw:text-box></draw:frame><text:span text:style-name="T1"><text:tab/><text:tab/>Nilai KKM untuk KD 3.</text:span><text:span text:style-name="T10">5</text:span><text:span text:style-name="T1"> dan 4.</text:span><text:span text:style-name="T10">5</text:span></text:p>
      <text:p text:style-name="P17"/>
      <text:p text:style-name="P17"/>
      <text:list xml:id="list93553767983465" text:continue-list="list93552701410652" text:style-name="L18">
        <text:list-item>
          <text:p text:style-name="P204"><text:span text:style-name="T1">KD 3.</text:span><text:span text:style-name="T11">6</text:span><text:span text:style-name="T1"> dan 4.</text:span><text:span text:style-name="T11">6</text:span><text:span text:style-name="T1">.</text:span></text:p>
        </text:list-item>
      </text:list>
      <text:list xml:id="list3412045659" text:style-name="L42">
        <text:list-item>
          <text:p text:style-name="P146">Kompleksitas materi.</text:p>
        </text:list-item>
      </text:list>
      <text:list xml:id="list2503747520" text:style-name="L43">
        <text:list-item>
          <text:p text:style-name="P117">Hasil analisis<text:tab/>: Tinggi</text:p>
        </text:list-item>
        <text:list-item>
          <text:p text:style-name="P127">Nilai<text:tab/><text:tab/><text:tab/>: 65</text:p>
        </text:list-item>
      </text:list>
      <text:list xml:id="list2070839928" text:style-name="L44">
        <text:list-item>
          <text:p text:style-name="P147">Kemampuan akademisi (Intake).</text:p>
        </text:list-item>
      </text:list>
      <text:list xml:id="list337997485" text:style-name="L45">
        <text:list-item>
          <text:p text:style-name="P171">Hasil analisi<text:tab/><text:tab/>: Sedang</text:p>
        </text:list-item>
        <text:list-item>
          <text:p text:style-name="P191"><text:span text:style-name="T1">Nilai<text:tab/><text:tab/><text:tab/>: 7</text:span><text:span text:style-name="T12">8</text:span></text:p>
        </text:list-item>
      </text:list>
      <text:list xml:id="list1336286186" text:style-name="L46">
        <text:list-item>
          <text:p text:style-name="P148">Guru dan daya dukung.</text:p>
        </text:list-item>
      </text:list>
      <text:list xml:id="list3161282349" text:style-name="L47">
        <text:list-item>
          <text:p text:style-name="P172">Hasil analisis<text:tab/>: Sedang</text:p>
        </text:list-item>
        <text:list-item>
          <text:p text:style-name="P192"><text:span text:style-name="T1">Nilai<text:tab/><text:tab/><text:tab/>: 7</text:span><text:span text:style-name="T3">9</text:span></text:p>
        </text:list-item>
      </text:list>
      <text:p text:style-name="P55"/>
      <text:p text:style-name="P9"><draw:frame draw:style-name="fr1" draw:name="Frame6" text:anchor-type="paragraph" svg:x="1.3366in" svg:y="0.2654in" svg:width="1.5756in" draw:z-index="12"><draw:text-box fo:min-height="0.7591in"><table:table table:name="Table9" table:style-name="Table9"><table:table-column table:style-name="Table9.A"/><table:table-row table:style-name="Table9.1"><table:table-cell table:style-name="Table9.A1" office:value-type="string"><text:p text:style-name="P45"/></table:table-cell></table:table-row></table:table></draw:text-box></draw:frame><text:span text:style-name="T1"><text:tab/><text:tab/>Nilai KKM untuk KD 3.</text:span><text:span text:style-name="T11">6</text:span><text:span text:style-name="T1"> dan 4.</text:span><text:span text:style-name="T11">6</text:span></text:p>
      <text:p text:style-name="P210"/>
      <text:list xml:id="list93553100007139" text:continue-list="list93553767983465" text:style-name="L18">
        <text:list-item>
          <text:p text:style-name="P205"><text:span text:style-name="T1">KD 3.</text:span><text:span text:style-name="T13">7</text:span><text:span text:style-name="T1"> dan 4.</text:span><text:span text:style-name="T13">7</text:span><text:span text:style-name="T1">.</text:span></text:p>
        </text:list-item>
      </text:list>
      <text:list xml:id="list3138052445" text:style-name="L48">
        <text:list-item>
          <text:p text:style-name="P149">Kompleksitas materi.</text:p>
        </text:list-item>
      </text:list>
      <text:list xml:id="list1913862281" text:style-name="L49">
        <text:list-item>
          <text:p text:style-name="P118">Hasil analisis<text:tab/>: Tinggi</text:p>
        </text:list-item>
        <text:list-item>
          <text:p text:style-name="P128">Nilai<text:tab/><text:tab/><text:tab/>: 65</text:p>
        </text:list-item>
      </text:list>
      <text:list xml:id="list4140656509" text:style-name="L50">
        <text:list-item>
          <text:p text:style-name="P150">Kemampuan akademisi (Intake).</text:p>
        </text:list-item>
      </text:list>
      <text:list xml:id="list2165380286" text:style-name="L51">
        <text:list-item>
          <text:p text:style-name="P173">Hasil analisi<text:tab/><text:tab/>: Sedang</text:p>
        </text:list-item>
        <text:list-item>
          <text:p text:style-name="P193"><text:soft-page-break/><text:span text:style-name="T1">Nilai<text:tab/><text:tab/><text:tab/>: 7</text:span><text:span text:style-name="T12">8</text:span></text:p>
        </text:list-item>
      </text:list>
      <text:list xml:id="list1805180217" text:style-name="L52">
        <text:list-item>
          <text:p text:style-name="P151">Guru dan daya dukung.</text:p>
        </text:list-item>
      </text:list>
      <text:list xml:id="list3199948407" text:style-name="L53">
        <text:list-item>
          <text:p text:style-name="P174">Hasil analisis<text:tab/>: Sedang</text:p>
        </text:list-item>
        <text:list-item>
          <text:p text:style-name="P194"><text:span text:style-name="T1">Nilai<text:tab/><text:tab/><text:tab/>: 7</text:span><text:span text:style-name="T3">9</text:span></text:p>
        </text:list-item>
      </text:list>
      <text:p text:style-name="P56"/>
      <text:p text:style-name="P10"><text:span text:style-name="T1"><text:tab/><text:tab/>Nilai KKM untuk KD 3.</text:span><text:span text:style-name="T13">7</text:span><text:span text:style-name="T1"> dan 4.</text:span><text:span text:style-name="T13">7</text:span></text:p>
      <text:p text:style-name="P18"><draw:frame draw:style-name="fr2" draw:name="Frame7" text:anchor-type="paragraph" svg:x="1.5335in" svg:y="0in" svg:width="1.5756in" draw:z-index="14"><draw:text-box fo:min-height="0.7591in"><table:table table:name="Table10" table:style-name="Table10"><table:table-column table:style-name="Table10.A"/><table:table-row table:style-name="Table10.1"><table:table-cell table:style-name="Table10.A1" office:value-type="string"><text:p text:style-name="P45"/></table:table-cell></table:table-row></table:table></draw:text-box></draw:frame><text:tab/><text:tab/><text:tab/></text:p>
      <text:p text:style-name="P18"/>
      <text:p text:style-name="P18"/>
      <text:p text:style-name="P18"/>
      <text:p text:style-name="P18"/>
      <text:p text:style-name="P18"/>
      <text:p text:style-name="P18"/>
      <text:list xml:id="list93552035172720" text:continue-list="list93553100007139" text:style-name="L18">
        <text:list-item>
          <text:p text:style-name="P206"><text:span text:style-name="T1">KD 3.</text:span><text:span text:style-name="T14">8</text:span><text:span text:style-name="T1"> dan 4.</text:span><text:span text:style-name="T14">8</text:span><text:span text:style-name="T1">.</text:span></text:p>
        </text:list-item>
      </text:list>
      <text:list xml:id="list3437428547" text:style-name="L54">
        <text:list-item>
          <text:p text:style-name="P152">Kompleksitas materi.</text:p>
        </text:list-item>
      </text:list>
      <text:list xml:id="list1559173028" text:style-name="L55">
        <text:list-item>
          <text:p text:style-name="P119">Hasil analisis<text:tab/>: Tinggi</text:p>
        </text:list-item>
        <text:list-item>
          <text:p text:style-name="P129">Nilai<text:tab/><text:tab/><text:tab/>: 65</text:p>
        </text:list-item>
      </text:list>
      <text:list xml:id="list3131499633" text:style-name="L56">
        <text:list-item>
          <text:p text:style-name="P153">Kemampuan akademisi (Intake).</text:p>
        </text:list-item>
      </text:list>
      <text:list xml:id="list179013476" text:style-name="L57">
        <text:list-item>
          <text:p text:style-name="P175">Hasil analisi<text:tab/><text:tab/>: Sedang</text:p>
        </text:list-item>
        <text:list-item>
          <text:p text:style-name="P195"><text:span text:style-name="T1">Nilai<text:tab/><text:tab/><text:tab/>: 7</text:span><text:span text:style-name="T12">8</text:span></text:p>
        </text:list-item>
      </text:list>
      <text:list xml:id="list3369562675" text:style-name="L58">
        <text:list-item>
          <text:p text:style-name="P154">Guru dan daya dukung.</text:p>
        </text:list-item>
      </text:list>
      <text:list xml:id="list216067866" text:style-name="L59">
        <text:list-item>
          <text:p text:style-name="P176">Hasil analisis<text:tab/>: Sedang</text:p>
        </text:list-item>
        <text:list-item>
          <text:p text:style-name="P196"><text:span text:style-name="T1">Nilai<text:tab/><text:tab/><text:tab/>: 7</text:span><text:span text:style-name="T3">9</text:span></text:p>
        </text:list-item>
      </text:list>
      <text:p text:style-name="P57"/>
      <text:p text:style-name="P11"><text:span text:style-name="T1"><text:tab/><text:tab/>Nilai KKM untuk KD 3.</text:span><text:span text:style-name="T14">8</text:span><text:span text:style-name="T1"> dan 4.</text:span><text:span text:style-name="T14">8</text:span></text:p>
      <text:p text:style-name="P19"><draw:frame draw:style-name="fr2" draw:name="Frame9" text:anchor-type="paragraph" svg:x="1.5744in" svg:y="0.0409in" svg:width="1.5756in" draw:z-index="0"><draw:text-box fo:min-height="0.7591in"><table:table table:name="Table15" table:style-name="Table15"><table:table-column table:style-name="Table15.A"/><table:table-row table:style-name="Table15.1"><table:table-cell table:style-name="Table15.A1" office:value-type="string"><text:p text:style-name="P45"/></table:table-cell></table:table-row></table:table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list xml:id="list93553093604537" text:continue-list="list93552035172720" text:style-name="L18">
        <text:list-item>
          <text:p text:style-name="P207"><text:span text:style-name="T1">KD 3.</text:span><text:span text:style-name="T15">9</text:span><text:span text:style-name="T1"> dan 4.</text:span><text:span text:style-name="T15">9</text:span><text:span text:style-name="T1">.</text:span></text:p>
        </text:list-item>
      </text:list>
      <text:list xml:id="list2854119586" text:style-name="L60">
        <text:list-item>
          <text:p text:style-name="P155">Kompleksitas materi.</text:p>
        </text:list-item>
      </text:list>
      <text:list xml:id="list1622458451" text:style-name="L61">
        <text:list-item>
          <text:p text:style-name="P120">Hasil analisis<text:tab/>: Tinggi</text:p>
        </text:list-item>
        <text:list-item>
          <text:p text:style-name="P130">Nilai<text:tab/><text:tab/><text:tab/>: 65</text:p>
        </text:list-item>
      </text:list>
      <text:list xml:id="list691635032" text:style-name="L62">
        <text:list-item>
          <text:p text:style-name="P156">Kemampuan akademisi (Intake).</text:p>
        </text:list-item>
      </text:list>
      <text:list xml:id="list4155901817" text:style-name="L63">
        <text:list-item>
          <text:p text:style-name="P177">Hasil analisi<text:tab/><text:tab/>: Sedang</text:p>
        </text:list-item>
        <text:list-item>
          <text:p text:style-name="P197"><text:span text:style-name="T1">Nilai<text:tab/><text:tab/><text:tab/>: 7</text:span><text:span text:style-name="T12">8</text:span></text:p>
        </text:list-item>
      </text:list>
      <text:list xml:id="list1585227885" text:style-name="L64">
        <text:list-item>
          <text:p text:style-name="P157">Guru dan daya dukung.</text:p>
        </text:list-item>
      </text:list>
      <text:list xml:id="list3567038373" text:style-name="L65">
        <text:list-item>
          <text:p text:style-name="P178">Hasil analisis<text:tab/>: Sedang</text:p>
        </text:list-item>
        <text:list-item>
          <text:p text:style-name="P198"><text:span text:style-name="T1">Nilai<text:tab/><text:tab/><text:tab/>: 7</text:span><text:span text:style-name="T3">9</text:span></text:p>
        </text:list-item>
      </text:list>
      <text:p text:style-name="P58"/>
      <text:p text:style-name="P14"><text:tab/><text:tab/>Nilai KKM untuk KD 3.<text:span text:style-name="T31">9</text:span> dan 4.<text:span text:style-name="T31">9</text:span></text:p>
      <text:p text:style-name="P19"><draw:frame draw:style-name="fr2" draw:name="Frame8" text:anchor-type="paragraph" svg:x="1.5744in" svg:y="0.0366in" svg:width="1.5756in" draw:z-index="17"><draw:text-box fo:min-height="0.7591in"><table:table table:name="Table12" table:style-name="Table12"><table:table-column table:style-name="Table12.A"/><table:table-row table:style-name="Table12.1"><table:table-cell table:style-name="Table12.A1" office:value-type="string"><text:p text:style-name="P45"/></table:table-cell></table:table-row></table:table></draw:text-box></draw:frame></text:p>
      <text:p text:style-name="P19"/>
      <text:p text:style-name="P19"/>
      <text:p text:style-name="P19"/>
      <text:p text:style-name="P19"/>
      <text:p text:style-name="P19"/>
      <text:list xml:id="list93552439831240" text:continue-list="list93553093604537" text:style-name="L18">
        <text:list-item>
          <text:p text:style-name="P208"><text:span text:style-name="T1">KD 3.</text:span><text:span text:style-name="T16">10</text:span><text:span text:style-name="T1"> dan 4.</text:span><text:span text:style-name="T16">10</text:span><text:span text:style-name="T1">.</text:span></text:p>
        </text:list-item>
      </text:list>
      <text:list xml:id="list4096337309" text:style-name="L66">
        <text:list-item>
          <text:p text:style-name="P158">Kompleksitas materi.</text:p>
        </text:list-item>
      </text:list>
      <text:list xml:id="list584952267" text:style-name="L67">
        <text:list-item>
          <text:p text:style-name="P121"><text:soft-page-break/>Hasil analisis<text:tab/>: Tinggi</text:p>
        </text:list-item>
        <text:list-item>
          <text:p text:style-name="P131">Nilai<text:tab/><text:tab/><text:tab/>: 65</text:p>
        </text:list-item>
      </text:list>
      <text:list xml:id="list3691631125" text:style-name="L68">
        <text:list-item>
          <text:p text:style-name="P159">Kemampuan akademisi (Intake).</text:p>
        </text:list-item>
      </text:list>
      <text:list xml:id="list1343067120" text:style-name="L69">
        <text:list-item>
          <text:p text:style-name="P179">Hasil analisi<text:tab/><text:tab/>: Sedang</text:p>
        </text:list-item>
        <text:list-item>
          <text:p text:style-name="P199"><text:span text:style-name="T1">Nilai<text:tab/><text:tab/><text:tab/>: 7</text:span><text:span text:style-name="T12">8</text:span></text:p>
        </text:list-item>
      </text:list>
      <text:list xml:id="list271101971" text:style-name="L70">
        <text:list-item>
          <text:p text:style-name="P160">Guru dan daya dukung.</text:p>
        </text:list-item>
      </text:list>
      <text:list xml:id="list4014643250" text:style-name="L71">
        <text:list-item>
          <text:p text:style-name="P180">Hasil analisis<text:tab/>: Sedang</text:p>
        </text:list-item>
        <text:list-item>
          <text:p text:style-name="P200"><text:span text:style-name="T1">Nilai<text:tab/><text:tab/><text:tab/>: 7</text:span><text:span text:style-name="T3">9</text:span></text:p>
        </text:list-item>
      </text:list>
      <text:p text:style-name="P59"/>
      <text:p text:style-name="P15"><text:tab/><text:tab/>Nilai KKM untuk KD 3.<text:span text:style-name="T34">10</text:span> dan 4.<text:span text:style-name="T34">10</text:span></text:p>
      <text:p text:style-name="P15"><draw:frame draw:style-name="fr2" draw:name="Frame10" text:anchor-type="paragraph" svg:x="1.5744in" svg:y="0.0118in" svg:width="1.5756in" draw:z-index="23"><draw:text-box fo:min-height="0.7591in"><table:table table:name="Table16" table:style-name="Table16"><table:table-column table:style-name="Table16.A"/><table:table-row table:style-name="Table16.1"><table:table-cell table:style-name="Table16.A1" office:value-type="string"><text:p text:style-name="P45"/></table:table-cell></table:table-row></table:table></draw:text-box></draw:frame></text:p>
      <text:p text:style-name="P15"><text:tab/><text:tab/><text:tab/></text:p>
      <text:p text:style-name="P20"/>
      <text:p text:style-name="P20"/>
      <text:p text:style-name="P20"/>
      <text:p text:style-name="P20"/>
      <text:p text:style-name="P20"/>
      <text:p text:style-name="P20"/>
      <text:list xml:id="list969674147" text:style-name="L72">
        <text:list-item>
          <text:p text:style-name="P213"><text:span text:style-name="T6">R</text:span><text:span text:style-name="T1">ekapitulasi KKM KD dan KKM Mata Pelajaran.</text:span></text:p>
        </text:list-item>
      </text:list>
      <text:p text:style-name="P62"><text:tab/><text:tab/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7">Nomor KD</text:p>
          </table:table-cell>
          <table:table-cell table:style-name="Table1.A1" office:value-type="string">
            <text:p text:style-name="P47">Aspek</text:p>
          </table:table-cell>
          <table:table-cell table:style-name="Table1.A1" office:value-type="string">
            <text:p text:style-name="P40">Hasil Analisis Nilai</text:p>
          </table:table-cell>
          <table:table-cell table:style-name="Table1.A1" office:value-type="string">
            <text:p text:style-name="P47">Nilai KKM KD</text:p>
          </table:table-cell>
          <table:table-cell table:style-name="Table1.A1" office:value-type="string">
            <text:p text:style-name="P40">Nilai KKM Mata Pelajaran</text:p>
          </table:table-cell>
          <table:table-cell table:style-name="Table1.F1" office:value-type="string">
            <text:p text:style-name="P47">Ket</text:p>
          </table:table-cell>
        </table:table-row>
        <table:table-row table:style-name="Table1.2"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41">3</text:p>
          </table:table-cell>
          <table:table-cell table:style-name="Table1.A2" office:value-type="string">
            <text:p text:style-name="P41">4</text:p>
          </table:table-cell>
          <table:table-cell table:style-name="Table1.A2" office:value-type="string">
            <text:p text:style-name="P41">5</text:p>
          </table:table-cell>
          <table:table-cell table:style-name="Table1.F2" office:value-type="string">
            <text:p text:style-name="P26">6</text:p>
          </table:table-cell>
        </table:table-row>
        <table:table-row table:style-name="Table1.3">
          <table:table-cell table:style-name="Table1.A2" table:number-rows-spanned="3" office:value-type="string">
            <text:p text:style-name="P82">3.1 dan 4.1</text:p>
          </table:table-cell>
          <table:table-cell table:style-name="Table1.A2" office:value-type="string">
            <text:p text:style-name="P67">Kompleksitas KD</text:p>
          </table:table-cell>
          <table:table-cell table:style-name="Table1.A2" office:value-type="string">
            <text:p text:style-name="P36">Tinggi</text:p>
            <text:p text:style-name="P36">65</text:p>
          </table:table-cell>
          <table:table-cell table:style-name="Table1.A2" table:number-rows-spanned="3" office:value-type="string">
            <text:p text:style-name="P82">72</text:p>
          </table:table-cell>
          <table:table-cell table:style-name="Table1.A2" table:number-rows-spanned="30" office:value-type="string"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>74</text:p>
          </table:table-cell>
          <table:table-cell table:style-name="Table1.F2" table:number-rows-spanned="30" office:value-type="string"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43"/>
                </table:table-cell>
              </table:table-row>
            </table:table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43"/>
                  <text:p text:style-name="P43"/>
                </table:table-cell>
              </table:table-row>
            </table:table>
            <text:p text:style-name="P39"/>
          </table:table-cell>
        </table:table-row>
        <table:table-row table:style-name="Table1.3">
          <table:covered-table-cell/>
          <table:table-cell table:style-name="Table1.A2" office:value-type="string">
            <text:p text:style-name="P27">Kemampuan akademisi (Intake)</text:p>
          </table:table-cell>
          <table:table-cell table:style-name="Table1.A2" office:value-type="string">
            <text:p text:style-name="P36">Sedang</text:p>
            <text:p text:style-name="P36">75</text:p>
          </table:table-cell>
          <table:covered-table-cell/>
          <table:covered-table-cell/>
          <table:covered-table-cell/>
        </table:table-row>
        <table:table-row table:style-name="Table1.5">
          <table:covered-table-cell/>
          <table:table-cell table:style-name="Table1.A2" office:value-type="string">
            <text:p text:style-name="P27">Guru dan daya dukung</text:p>
          </table:table-cell>
          <table:table-cell table:style-name="Table1.A2" office:value-type="string">
            <text:p text:style-name="P36">Sedang</text:p>
            <text:p text:style-name="P36">75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2" table:number-rows-spanned="3" office:value-type="string">
            <text:p text:style-name="P83">3.2 dan 4.2</text:p>
          </table:table-cell>
          <table:table-cell table:style-name="Table1.A2" office:value-type="string">
            <text:p text:style-name="P68">Kompleksitas KD</text:p>
          </table:table-cell>
          <table:table-cell table:style-name="Table1.A2" office:value-type="string">
            <text:p text:style-name="P36">Tinggi</text:p>
            <text:p text:style-name="P36">65</text:p>
          </table:table-cell>
          <table:table-cell table:style-name="Table1.A2" table:number-rows-spanned="3" office:value-type="string">
            <text:p text:style-name="P83">74</text:p>
          </table:table-cell>
          <table:covered-table-cell/>
          <table:covered-table-cell/>
        </table:table-row>
        <table:table-row table:style-name="Table1.3">
          <table:covered-table-cell/>
          <table:table-cell table:style-name="Table1.A2" office:value-type="string">
            <text:p text:style-name="P28">Kemampuan akademisi (Intake)</text:p>
          </table:table-cell>
          <table:table-cell table:style-name="Table1.A2" office:value-type="string">
            <text:p text:style-name="P36">Sedang</text:p>
            <text:p text:style-name="P36">7<text:span text:style-name="T17">8</text:span></text:p>
          </table:table-cell>
          <table:covered-table-cell/>
          <table:covered-table-cell/>
          <table:covered-table-cell/>
        </table:table-row>
        <table:table-row table:style-name="Table1.8">
          <table:covered-table-cell/>
          <table:table-cell table:style-name="Table1.A2" office:value-type="string">
            <text:p text:style-name="P28">Guru dan daya dukung</text:p>
          </table:table-cell>
          <table:table-cell table:style-name="Table1.A2" office:value-type="string">
            <text:p text:style-name="P36">Sedang</text:p>
            <text:p text:style-name="P36">7<text:span text:style-name="T17">9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rows-spanned="3" office:value-type="string">
            <text:p text:style-name="P84">3.3 dan 4.3</text:p>
          </table:table-cell>
          <table:table-cell table:style-name="Table1.A2" office:value-type="string">
            <text:p text:style-name="P69">Kompleksitas KD</text:p>
          </table:table-cell>
          <table:table-cell table:style-name="Table1.A2" office:value-type="string">
            <text:p text:style-name="P36">Tinggi</text:p>
            <text:p text:style-name="P36">65</text:p>
          </table:table-cell>
          <table:table-cell table:style-name="Table1.A2" table:number-rows-spanned="3" office:value-type="string">
            <text:p text:style-name="P86">74</text:p>
          </table:table-cell>
          <table:covered-table-cell/>
          <table:covered-table-cell/>
        </table:table-row>
        <table:table-row table:style-name="Table1.3">
          <table:covered-table-cell/>
          <table:table-cell table:style-name="Table1.A2" office:value-type="string">
            <text:p text:style-name="P29">Kemampuan akademisi (Intake)</text:p>
          </table:table-cell>
          <table:table-cell table:style-name="Table1.A2" office:value-type="string">
            <text:p text:style-name="P36">Sedang</text:p>
            <text:p text:style-name="P36">7<text:span text:style-name="T17">8</text:span></text:p>
          </table:table-cell>
          <table:covered-table-cell/>
          <table:covered-table-cell/>
          <table:covered-table-cell/>
        </table:table-row>
        <table:table-row table:style-name="Table1.3">
          <table:covered-table-cell/>
          <table:table-cell table:style-name="Table1.A2" office:value-type="string">
            <text:p text:style-name="P29">Guru dan daya dukung</text:p>
          </table:table-cell>
          <table:table-cell table:style-name="Table1.A2" office:value-type="string">
            <text:p text:style-name="P36">Sedang</text:p>
            <text:p text:style-name="P36">7<text:span text:style-name="T17">9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rows-spanned="3" office:value-type="string">
            <text:p text:style-name="P80">3.<text:span text:style-name="T20">4</text:span> dan 4.<text:span text:style-name="T20">4</text:span></text:p>
          </table:table-cell>
          <table:table-cell table:style-name="Table1.A2" office:value-type="string">
            <text:p text:style-name="P74">Kompleksitas KD</text:p>
          </table:table-cell>
          <table:table-cell table:style-name="Table1.A2" office:value-type="string">
            <text:p text:style-name="P36">Tinggi</text:p>
            <text:p text:style-name="P36">65</text:p>
          </table:table-cell>
          <table:table-cell table:style-name="Table1.A2" table:number-rows-spanned="3" office:value-type="string">
            <text:p text:style-name="P77">74</text:p>
          </table:table-cell>
          <table:covered-table-cell/>
          <table:covered-table-cell/>
        </table:table-row>
        <table:table-row table:style-name="Table1.3">
          <table:covered-table-cell/>
          <table:table-cell table:style-name="Table1.A2" office:value-type="string">
            <text:p text:style-name="P30">Kemampuan akademisi (Intake)</text:p>
          </table:table-cell>
          <table:table-cell table:style-name="Table1.A2" office:value-type="string">
            <text:p text:style-name="P36">Sedang</text:p>
            <text:p text:style-name="P36">7<text:span text:style-name="T18">9</text:span></text:p>
          </table:table-cell>
          <table:covered-table-cell/>
          <table:covered-table-cell/>
          <table:covered-table-cell/>
        </table:table-row>
        <table:table-row table:style-name="Table1.3">
          <table:covered-table-cell/>
          <table:table-cell table:style-name="Table1.A2" office:value-type="string">
            <text:p text:style-name="P30">Guru dan daya dukung</text:p>
          </table:table-cell>
          <table:table-cell table:style-name="Table1.A2" office:value-type="string">
            <text:p text:style-name="P36">Sedang</text:p>
            <text:p text:style-name="P36">7<text:span text:style-name="T19">9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rows-spanned="3" office:value-type="string">
            <text:p text:style-name="P85"><text:soft-page-break/>3.<text:span text:style-name="T21">5</text:span> dan 4.<text:span text:style-name="T20">5</text:span></text:p>
          </table:table-cell>
          <table:table-cell table:style-name="Table1.A2" office:value-type="string">
            <text:p text:style-name="P70">Kompleksitas KD</text:p>
          </table:table-cell>
          <table:table-cell table:style-name="Table1.A2" office:value-type="string">
            <text:p text:style-name="P36">Tinggi</text:p>
            <text:p text:style-name="P36">65</text:p>
          </table:table-cell>
          <table:table-cell table:style-name="Table1.A2" table:number-rows-spanned="3" office:value-type="string">
            <text:p text:style-name="P87"><text:soft-page-break/>74</text:p>
          </table:table-cell>
          <table:covered-table-cell/>
          <table:covered-table-cell/>
        </table:table-row>
        <table:table-row table:style-name="Table1.3">
          <table:covered-table-cell/>
          <table:table-cell table:style-name="Table1.A2" office:value-type="string">
            <text:p text:style-name="P31">Kemampuan akademisi (Intake)</text:p>
          </table:table-cell>
          <table:table-cell table:style-name="Table1.A2" office:value-type="string">
            <text:p text:style-name="P36">Sedang</text:p>
            <text:p text:style-name="P36">7<text:span text:style-name="T19">9</text:span></text:p>
          </table:table-cell>
          <table:covered-table-cell/>
          <table:covered-table-cell/>
          <table:covered-table-cell/>
        </table:table-row>
        <table:table-row table:style-name="Table1.17">
          <table:covered-table-cell/>
          <table:table-cell table:style-name="Table1.A2" office:value-type="string">
            <text:p text:style-name="P31">Guru dan daya dukung</text:p>
          </table:table-cell>
          <table:table-cell table:style-name="Table1.A2" office:value-type="string">
            <text:p text:style-name="P36">Sedang</text:p>
            <text:p text:style-name="P36">7<text:span text:style-name="T19">9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rows-spanned="3" office:value-type="string">
            <text:p text:style-name="P79">3.<text:span text:style-name="T22">6</text:span> dan 4.<text:span text:style-name="T22">6</text:span></text:p>
          </table:table-cell>
          <table:table-cell table:style-name="Table1.A2" office:value-type="string">
            <text:p text:style-name="P73">Kompleksitas KD</text:p>
          </table:table-cell>
          <table:table-cell table:style-name="Table1.A2" office:value-type="string">
            <text:p text:style-name="P35">Tinggi 65</text:p>
          </table:table-cell>
          <table:table-cell table:style-name="Table1.A2" table:number-rows-spanned="3" office:value-type="string">
            <text:p text:style-name="P88">74</text:p>
          </table:table-cell>
          <table:covered-table-cell/>
          <table:covered-table-cell/>
        </table:table-row>
        <table:table-row table:style-name="Table1.3">
          <table:covered-table-cell/>
          <table:table-cell table:style-name="Table1.A2" office:value-type="string">
            <text:p text:style-name="P32">Kemampuan akademisi (Intake)</text:p>
          </table:table-cell>
          <table:table-cell table:style-name="Table1.A2" office:value-type="string">
            <text:p text:style-name="P36">Sedang</text:p>
            <text:p text:style-name="P36">7<text:span text:style-name="T23">8</text:span></text:p>
          </table:table-cell>
          <table:covered-table-cell/>
          <table:covered-table-cell/>
          <table:covered-table-cell/>
        </table:table-row>
        <table:table-row table:style-name="Table1.20">
          <table:covered-table-cell/>
          <table:table-cell table:style-name="Table1.A2" office:value-type="string">
            <text:p text:style-name="P32">Guru dan daya dukung</text:p>
          </table:table-cell>
          <table:table-cell table:style-name="Table1.A2" office:value-type="string">
            <text:p text:style-name="P36">Sedang</text:p>
            <text:p text:style-name="P36">7<text:span text:style-name="T19">9</text:span></text:p>
          </table:table-cell>
          <table:covered-table-cell/>
          <table:covered-table-cell/>
          <table:covered-table-cell/>
        </table:table-row>
        <table:table-row table:style-name="Table1.21">
          <table:table-cell table:style-name="Table1.A2" table:number-rows-spanned="3" office:value-type="string">
            <text:p text:style-name="P81">3.<text:span text:style-name="T24">7</text:span> dan 4.<text:span text:style-name="T24">7</text:span></text:p>
          </table:table-cell>
          <table:table-cell table:style-name="Table1.A2" office:value-type="string">
            <text:p text:style-name="P71">Kompleksitas K<text:span text:style-name="T25">D</text:span></text:p>
          </table:table-cell>
          <table:table-cell table:style-name="Table1.A2" office:value-type="string">
            <text:p text:style-name="P36">Tinggi</text:p>
            <text:p text:style-name="P36">65</text:p>
          </table:table-cell>
          <table:table-cell table:style-name="Table1.A2" table:number-rows-spanned="3" office:value-type="string">
            <text:p text:style-name="P78">74</text:p>
          </table:table-cell>
          <table:covered-table-cell/>
          <table:covered-table-cell/>
        </table:table-row>
        <table:table-row table:style-name="Table1.3">
          <table:covered-table-cell/>
          <table:table-cell table:style-name="Table1.A2" office:value-type="string">
            <text:p text:style-name="P33">Kemampuan akademisi (Intake)</text:p>
          </table:table-cell>
          <table:table-cell table:style-name="Table1.A2" office:value-type="string">
            <text:p text:style-name="P36">Sedang</text:p>
            <text:p text:style-name="P36">7<text:span text:style-name="T23">8</text:span></text:p>
          </table:table-cell>
          <table:covered-table-cell/>
          <table:covered-table-cell/>
          <table:covered-table-cell/>
        </table:table-row>
        <table:table-row table:style-name="Table1.23">
          <table:covered-table-cell/>
          <table:table-cell table:style-name="Table1.A2" office:value-type="string">
            <text:p text:style-name="P33">Guru dan daya dukung</text:p>
          </table:table-cell>
          <table:table-cell table:style-name="Table1.A2" office:value-type="string">
            <text:p text:style-name="P36">Sedang</text:p>
            <text:p text:style-name="P36">7<text:span text:style-name="T19">9</text:span></text:p>
          </table:table-cell>
          <table:covered-table-cell/>
          <table:covered-table-cell/>
          <table:covered-table-cell/>
        </table:table-row>
        <table:table-row table:style-name="Table1.24">
          <table:table-cell table:style-name="Table1.A2" table:number-rows-spanned="3" office:value-type="string">
            <text:p text:style-name="P92">3.8 dan 4.8</text:p>
          </table:table-cell>
          <table:table-cell table:style-name="Table1.A2" office:value-type="string">
            <text:p text:style-name="P72">Kompleksitas K<text:span text:style-name="T25">D</text:span></text:p>
          </table:table-cell>
          <table:table-cell table:style-name="Table1.A2" office:value-type="string">
            <text:p text:style-name="P36">Tinggi</text:p>
            <text:p text:style-name="P36">65</text:p>
          </table:table-cell>
          <table:table-cell table:style-name="Table1.A2" table:number-rows-spanned="3" office:value-type="string">
            <text:p text:style-name="P89">74</text:p>
          </table:table-cell>
          <table:covered-table-cell/>
          <table:covered-table-cell/>
        </table:table-row>
        <table:table-row table:style-name="Table1.24">
          <table:covered-table-cell/>
          <table:table-cell table:style-name="Table1.A2" office:value-type="string">
            <text:p text:style-name="P34">Kemampuan akademisi (Intake)</text:p>
          </table:table-cell>
          <table:table-cell table:style-name="Table1.A2" office:value-type="string">
            <text:p text:style-name="P36">Sedang</text:p>
            <text:p text:style-name="P36">7<text:span text:style-name="T25">8</text:span></text:p>
          </table:table-cell>
          <table:covered-table-cell/>
          <table:covered-table-cell/>
          <table:covered-table-cell/>
        </table:table-row>
        <table:table-row table:style-name="Table1.26">
          <table:covered-table-cell/>
          <table:table-cell table:style-name="Table1.A2" office:value-type="string">
            <text:p text:style-name="P34">Guru dan daya dukung</text:p>
          </table:table-cell>
          <table:table-cell table:style-name="Table1.A2" office:value-type="string">
            <text:p text:style-name="P36">Sedang</text:p>
            <text:p text:style-name="P36">7<text:span text:style-name="T19">9</text:span></text:p>
          </table:table-cell>
          <table:covered-table-cell/>
          <table:covered-table-cell/>
          <table:covered-table-cell/>
        </table:table-row>
        <table:table-row table:style-name="Table1.27">
          <table:table-cell table:style-name="Table1.A2" table:number-rows-spanned="3" office:value-type="string">
            <text:p text:style-name="P93">3.<text:span text:style-name="T32">9</text:span> dan 4.<text:span text:style-name="T32">9</text:span></text:p>
          </table:table-cell>
          <table:table-cell table:style-name="Table1.A2" office:value-type="string">
            <text:p text:style-name="P75">Kompleksitas K<text:span text:style-name="T25">D</text:span></text:p>
          </table:table-cell>
          <table:table-cell table:style-name="Table1.A2" office:value-type="string">
            <text:p text:style-name="P37">Tinggi</text:p>
            <text:p text:style-name="P37">65</text:p>
          </table:table-cell>
          <table:table-cell table:style-name="Table1.A2" table:number-rows-spanned="3" office:value-type="string">
            <text:p text:style-name="P90">74</text:p>
          </table:table-cell>
          <table:covered-table-cell/>
          <table:covered-table-cell/>
        </table:table-row>
        <table:table-row table:style-name="Table1.27">
          <table:covered-table-cell/>
          <table:table-cell table:style-name="Table1.A2" office:value-type="string">
            <text:p text:style-name="P37">Kemampuan akademisi (Intake)</text:p>
          </table:table-cell>
          <table:table-cell table:style-name="Table1.A2" office:value-type="string">
            <text:p text:style-name="P37">Sedang</text:p>
            <text:p text:style-name="P37">7<text:span text:style-name="T25">8</text:span></text:p>
          </table:table-cell>
          <table:covered-table-cell/>
          <table:covered-table-cell/>
          <table:covered-table-cell/>
        </table:table-row>
        <table:table-row table:style-name="Table1.27">
          <table:covered-table-cell/>
          <table:table-cell table:style-name="Table1.A2" office:value-type="string">
            <text:p text:style-name="P37">Guru dan daya dukung</text:p>
          </table:table-cell>
          <table:table-cell table:style-name="Table1.A2" office:value-type="string">
            <text:p text:style-name="P37">Sedang</text:p>
            <text:p text:style-name="P37">7<text:span text:style-name="T32">9</text:span></text:p>
          </table:table-cell>
          <table:covered-table-cell/>
          <table:covered-table-cell/>
          <table:covered-table-cell/>
        </table:table-row>
        <table:table-row table:style-name="Table1.30">
          <table:table-cell table:style-name="Table1.A2" table:number-rows-spanned="3" office:value-type="string">
            <text:p text:style-name="P94">3.<text:span text:style-name="T34">10</text:span> dan 4.<text:span text:style-name="T34">10</text:span></text:p>
          </table:table-cell>
          <table:table-cell table:style-name="Table1.A2" office:value-type="string">
            <text:p text:style-name="P76">Kompleksitas K<text:span text:style-name="T25">D</text:span></text:p>
          </table:table-cell>
          <table:table-cell table:style-name="Table1.A2" office:value-type="string">
            <text:p text:style-name="P38">Tinggi</text:p>
            <text:p text:style-name="P38">65</text:p>
          </table:table-cell>
          <table:table-cell table:style-name="Table1.A2" table:number-rows-spanned="3" office:value-type="string">
            <text:p text:style-name="P91">74</text:p>
          </table:table-cell>
          <table:covered-table-cell/>
          <table:covered-table-cell/>
        </table:table-row>
        <table:table-row table:style-name="Table1.30">
          <table:covered-table-cell/>
          <table:table-cell table:style-name="Table1.A2" office:value-type="string">
            <text:p text:style-name="P38">Kemampuan akademisi (Intake)</text:p>
          </table:table-cell>
          <table:table-cell table:style-name="Table1.A2" office:value-type="string">
            <text:p text:style-name="P38">Sedang</text:p>
            <text:p text:style-name="P38">7<text:span text:style-name="T25">8</text:span></text:p>
          </table:table-cell>
          <table:covered-table-cell/>
          <table:covered-table-cell/>
          <table:covered-table-cell/>
        </table:table-row>
        <table:table-row table:style-name="Table1.30">
          <table:covered-table-cell/>
          <table:table-cell table:style-name="Table1.A2" office:value-type="string">
            <text:p text:style-name="P38">Guru dan daya dukung</text:p>
          </table:table-cell>
          <table:table-cell table:style-name="Table1.A2" office:value-type="string">
            <text:p text:style-name="P38">Sedang</text:p>
            <text:p text:style-name="P38">7<text:span text:style-name="T32">9</text:span></text:p>
          </table:table-cell>
          <table:covered-table-cell/>
          <table:covered-table-cell/>
          <table:covered-table-cell/>
        </table:table-row>
      </table:table>
      <text:p text:style-name="P62"/>
      <text:p text:style-name="P62"/>
      <text:list xml:id="list93552202702629" text:continue-numbering="true" text:style-name="L72">
        <text:list-item>
          <text:p text:style-name="P214">Interval Nilai dan Predikat.</text:p>
        </text:list-item>
      </text:list>
      <text:list xml:id="list3067711538" text:style-name="L73">
        <text:list-item>
          <text:p text:style-name="P96">KKM Mata Pelajaran Penjas – Orkes: 74</text:p>
        </text:list-item>
      </text:list>
      <text:p text:style-name="P2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6">Interval Nilai</text:p>
          </table:table-cell>
          <table:table-cell table:style-name="Table2.A1" office:value-type="string">
            <text:p text:style-name="P46">Predikat</text:p>
          </table:table-cell>
          <table:table-cell table:style-name="Table2.C1" office:value-type="string">
            <text:p text:style-name="P46">Keterangan</text:p>
          </table:table-cell>
        </table:table-row>
        <table:table-row>
          <table:table-cell table:style-name="Table2.A2" office:value-type="string">
            <text:p text:style-name="P46">&gt; 91 - 100</text:p>
          </table:table-cell>
          <table:table-cell table:style-name="Table2.A2" office:value-type="string">
            <text:p text:style-name="P46">A</text:p>
          </table:table-cell>
          <table:table-cell table:style-name="Table2.C2" office:value-type="string">
            <text:p text:style-name="P46">Sangat Baik</text:p>
          </table:table-cell>
        </table:table-row>
        <table:table-row>
          <table:table-cell table:style-name="Table2.A2" office:value-type="string">
            <text:p text:style-name="P46">&gt;82 - 91</text:p>
          </table:table-cell>
          <table:table-cell table:style-name="Table2.A2" office:value-type="string">
            <text:p text:style-name="P46">B</text:p>
          </table:table-cell>
          <table:table-cell table:style-name="Table2.C2" office:value-type="string">
            <text:p text:style-name="P46">Baik</text:p>
          </table:table-cell>
        </table:table-row>
        <table:table-row>
          <table:table-cell table:style-name="Table2.A2" office:value-type="string">
            <text:p text:style-name="P46">&gt; 74 - 82</text:p>
          </table:table-cell>
          <table:table-cell table:style-name="Table2.A2" office:value-type="string">
            <text:p text:style-name="P46">C</text:p>
          </table:table-cell>
          <table:table-cell table:style-name="Table2.C2" office:value-type="string">
            <text:p text:style-name="P46">Cukup</text:p>
          </table:table-cell>
        </table:table-row>
        <table:table-row>
          <table:table-cell table:style-name="Table2.A2" office:value-type="string">
            <text:p text:style-name="P46">&lt; 74</text:p>
          </table:table-cell>
          <table:table-cell table:style-name="Table2.A2" office:value-type="string">
            <text:p text:style-name="P46">D</text:p>
          </table:table-cell>
          <table:table-cell table:style-name="Table2.C2" office:value-type="string">
            <text:p text:style-name="P46">Kurang</text:p>
          </table:table-cell>
        </table:table-row>
      </table:table>
      <text:p text:style-name="P2"/>
      <text:p text:style-name="P2"/>
      <text:p text:style-name="P3"/>
      <table:table table:name="Table11" table:style-name="Table11">
        <table:table-column table:style-name="Table11.A"/>
        <table:table-column table:style-name="Table11.B"/>
        <text:soft-page-break/>
        <table:table-row table:style-name="Table11.1">
          <table:table-cell table:style-name="Table11.A1" office:value-type="string">
            <text:p text:style-name="P21">Mengetahui :</text:p>
            <text:p text:style-name="P21">Kepala <text:span text:style-name="T26">Sekolah</text:span></text:p>
            <text:p text:style-name="P21"/>
            <text:p text:style-name="P21"/>
            <text:p text:style-name="P21"/>
            <text:p text:style-name="P22">Fahita R Muhammad <text:s/>S.Pd.</text:p>
            <text:p text:style-name="P21">NIP. 197105131995022001</text:p>
          </table:table-cell>
          <table:table-cell table:style-name="Table11.A1" office:value-type="string">
            <text:p text:style-name="P21"><text:span text:style-name="T27">Ternate</text:span>, …. <text:span text:style-name="T28">Juli 2018</text:span></text:p>
            <text:p text:style-name="P21">Guru Mata Pelajaran</text:p>
            <text:p text:style-name="P21"/>
            <text:p text:style-name="P24"/>
            <text:p text:style-name="P25"/>
            <text:p text:style-name="P23">Nurbaya Ahmad.</text:p>
            <text:p text:style-name="P21">NIP. 196612021987122006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21:48:01.755834357</meta:creation-date>
    <dc:date>2018-09-11T17:51:43.692753591</dc:date>
    <meta:editing-duration>PT3H37M</meta:editing-duration>
    <meta:editing-cycles>102</meta:editing-cycles>
    <meta:generator>LibreOffice/6.0.7.3$Linux_X86_64 LibreOffice_project/00m0$Build-3</meta:generator>
    <meta:print-date>2018-09-11T17:44:21.743825483</meta:print-date>
    <meta:document-statistic meta:table-count="16" meta:image-count="0" meta:object-count="16" meta:page-count="7" meta:paragraph-count="287" meta:word-count="911" meta:character-count="4610" meta:non-whitespace-character-count="3994"/>
  </office:meta>
</office:document-meta>
</file>

<file path=Object 1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9</mn>
            <mo stretchy="false">+</mo>
            <mn>79</mn>
          </mrow>
          <mn>3</mn>
        </mfrac>
        <mo stretchy="false">=</mo>
        <mn>74</mn>
      </mrow>
    </mstyle>
    <annotation encoding="StarMath 5.0">color blue{{65 + 79 + 79} over {3}=74}</annotation>
  </semantics>
</math>
</file>

<file path=Object 10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8</mn>
            <mo stretchy="false">+</mo>
            <mn>79</mn>
          </mrow>
          <mn>3</mn>
        </mfrac>
        <mo stretchy="false">=</mo>
        <mn>74</mn>
      </mrow>
    </mstyle>
    <annotation encoding="StarMath 5.0">color blue{{65 + 78 + 79} over {3}=74}</annotation>
  </semantics>
</math>
</file>

<file path=Object 11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8</mn>
            <mo stretchy="false">+</mo>
            <mn>79</mn>
          </mrow>
          <mn>3</mn>
        </mfrac>
        <mo stretchy="false">=</mo>
        <mn>74</mn>
      </mrow>
    </mstyle>
    <annotation encoding="StarMath 5.0">color blue{{65 + 78 + 79} over {3}=74}</annotation>
  </semantics>
</math>
</file>

<file path=Object 12/content.xml><?xml version="1.0" encoding="utf-8"?>
<math xmlns="http://www.w3.org/1998/Math/MathML" display="block">
  <semantics>
    <mstyle color="blue">
      <mrow>
        <mi mathvariant="italic">Rumus</mi>
        <mi mathvariant="normal">:</mi>
        <mfrac>
          <mrow>
            <mi mathvariant="italic">Jumlah</mi>
            <mi mathvariant="italic">total</mi>
            <mi mathvariant="italic">setiap</mi>
            <mi mathvariant="italic">aspek</mi>
          </mrow>
          <mrow>
            <mi mathvariant="italic">Jumlah</mi>
            <mi mathvariant="italic">total</mi>
            <mi mathvariant="italic">aspek</mi>
          </mrow>
        </mfrac>
      </mrow>
    </mstyle>
    <annotation encoding="StarMath 5.0">color blue{Rumus: {Jumlah total setiap aspek} over {Jumlah total aspek}}</annotation>
  </semantics>
</math>
</file>

<file path=Object 13/content.xml><?xml version="1.0" encoding="utf-8"?>
<math xmlns="http://www.w3.org/1998/Math/MathML" display="block">
  <semantics>
    <mstyle color="blue">
      <mrow>
        <mi mathvariant="italic">kkm</mi>
        <mrow>
          <mi mathvariant="italic">mp</mi>
          <mo stretchy="false">=</mo>
          <mfrac>
            <mrow>
              <mi mathvariant="italic">jmlh</mi>
              <mi mathvariant="italic">total</mi>
              <mi mathvariant="italic">tiap</mi>
              <mi mathvariant="italic">aspek</mi>
            </mrow>
            <mrow>
              <mi mathvariant="italic">jmlh</mi>
              <mi mathvariant="italic">total</mi>
              <mi mathvariant="italic">aspek</mi>
            </mrow>
          </mfrac>
        </mrow>
      </mrow>
    </mstyle>
    <annotation encoding="StarMath 5.0">color blue{kkm mp = {jmlh total tiap aspek} over {jmlh total aspek}}</annotation>
  </semantics>
</math>
</file>

<file path=Object 14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8</mn>
            <mo stretchy="false">+</mo>
            <mn>79</mn>
          </mrow>
          <mn>3</mn>
        </mfrac>
        <mo stretchy="false">=</mo>
        <mn>74</mn>
      </mrow>
    </mstyle>
    <annotation encoding="StarMath 5.0">color blue{{65 + 78 + 79} over {3}=74}</annotation>
  </semantics>
</math>
</file>

<file path=Object 15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8</mn>
            <mo stretchy="false">+</mo>
            <mn>79</mn>
          </mrow>
          <mn>3</mn>
        </mfrac>
        <mo stretchy="false">=</mo>
        <mn>74</mn>
      </mrow>
    </mstyle>
    <annotation encoding="StarMath 5.0">color blue{{65 + 78 + 79} over {3}=74}</annotation>
  </semantics>
</math>
</file>

<file path=Object 16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8</mn>
            <mo stretchy="false">+</mo>
            <mn>79</mn>
          </mrow>
          <mn>3</mn>
        </mfrac>
        <mo stretchy="false">=</mo>
        <mn>74</mn>
      </mrow>
    </mstyle>
    <annotation encoding="StarMath 5.0">color blue{{65 + 78 + 79} over {3}=74}</annotation>
  </semantics>
</math>
</file>

<file path=Object 2/content.xml><?xml version="1.0" encoding="utf-8"?>
<math xmlns="http://www.w3.org/1998/Math/MathML" display="block">
  <semantics>
    <mstyle color="blue">
      <mrow>
        <mrow>
          <mfrac>
            <mrow>
              <mn>65</mn>
              <mo stretchy="false">+</mo>
              <mn>75</mn>
              <mo stretchy="false">+</mo>
              <mn>75</mn>
            </mrow>
            <mn>3</mn>
          </mfrac>
          <mo stretchy="false">=</mo>
          <mn>71,</mn>
        </mrow>
        <mrow>
          <mn>67</mn>
          <mo stretchy="false">=</mo>
          <mn>72</mn>
        </mrow>
      </mrow>
    </mstyle>
    <annotation encoding="StarMath 5.0">color blue{{65 + 75 + 75}over{3}=71, 67=72}</annotation>
  </semantics>
</math>
</file>

<file path=Object 3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8</mn>
            <mo stretchy="false">+</mo>
            <mn>79</mn>
          </mrow>
          <mn>3</mn>
        </mfrac>
        <mo stretchy="false">=</mo>
        <mn>74</mn>
      </mrow>
    </mstyle>
    <annotation encoding="StarMath 5.0">color blue{{65 + 78 + 79} over {3}=74}</annotation>
  </semantics>
</math>
</file>

<file path=Object 4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8</mn>
            <mo stretchy="false">+</mo>
            <mn>79</mn>
          </mrow>
          <mn>3</mn>
        </mfrac>
        <mo stretchy="false">=</mo>
        <mn>74</mn>
      </mrow>
    </mstyle>
    <annotation encoding="StarMath 5.0">color blue{{65 + 78 + 79} over {3}=74}</annotation>
  </semantics>
</math>
</file>

<file path=Object 5/content.xml><?xml version="1.0" encoding="utf-8"?>
<math xmlns="http://www.w3.org/1998/Math/MathML" display="block">
  <semantics>
    <mstyle color="blue">
      <mrow>
        <mi mathvariant="italic">kkm</mi>
        <mrow>
          <mi mathvariant="italic">kd</mi>
          <mo stretchy="false">=</mo>
          <mfrac>
            <mrow>
              <mi mathvariant="italic">jmlh</mi>
              <mi mathvariant="italic">total</mi>
              <mi mathvariant="italic">kkm</mi>
              <mi mathvariant="italic">per</mi>
              <mi mathvariant="italic">kd</mi>
            </mrow>
            <mrow>
              <mi mathvariant="italic">jmlh</mi>
              <mi mathvariant="italic">total</mi>
              <mi mathvariant="italic">kd</mi>
            </mrow>
          </mfrac>
        </mrow>
      </mrow>
    </mstyle>
    <annotation encoding="StarMath 5.0">color blue{kkm kd = {jmlh total kkm per kd} over {jmlh total kd}}</annotation>
  </semantics>
</math>
</file>

<file path=Object 6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9</mn>
            <mo stretchy="false">+</mo>
            <mn>79</mn>
          </mrow>
          <mn>3</mn>
        </mfrac>
        <mo stretchy="false">=</mo>
        <mn>74</mn>
      </mrow>
    </mstyle>
    <annotation encoding="StarMath 5.0">color blue{{65 + 79 + 79} over {3}=74}</annotation>
  </semantics>
</math>
</file>

<file path=Object 7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8</mn>
            <mo stretchy="false">+</mo>
            <mn>79</mn>
          </mrow>
          <mn>3</mn>
        </mfrac>
        <mo stretchy="false">=</mo>
        <mn>74</mn>
      </mrow>
    </mstyle>
    <annotation encoding="StarMath 5.0">color blue{{65 + 78 + 79} over {3}=74}</annotation>
  </semantics>
</math>
</file>

<file path=Object 8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8</mn>
            <mo stretchy="false">+</mo>
            <mn>79</mn>
          </mrow>
          <mn>3</mn>
        </mfrac>
        <mo stretchy="false">=</mo>
        <mn>74</mn>
      </mrow>
    </mstyle>
    <annotation encoding="StarMath 5.0">color blue{{65 + 78 + 79} over {3}=74}</annotation>
  </semantics>
</math>
</file>

<file path=Object 9/content.xml><?xml version="1.0" encoding="utf-8"?>
<math xmlns="http://www.w3.org/1998/Math/MathML" display="block">
  <semantics>
    <mstyle color="blue">
      <mrow>
        <mfrac>
          <mrow>
            <mn>65</mn>
            <mo stretchy="false">+</mo>
            <mn>78</mn>
            <mo stretchy="false">+</mo>
            <mn>79</mn>
          </mrow>
          <mn>3</mn>
        </mfrac>
        <mo stretchy="false">=</mo>
        <mn>74</mn>
      </mrow>
    </mstyle>
    <annotation encoding="StarMath 5.0">color blue{{65 + 78 + 79} over {3}=74}</annotation>
  </semantics>
</math>
</file>